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background-color="#ffffff"/>
    </style:style>
    <style:style style:name="T8_2" style:family="text">
      <style:text-properties fo:background-color="#ffffff"/>
    </style:style>
    <style:style style:name="T8_3" style:family="text">
      <style:text-properties fo:background-color="#ffffff"/>
    </style:style>
    <style:style style:name="T8_4" style:family="text">
      <style:text-properties fo:background-color="#ffffff"/>
    </style:style>
    <style:style style:name="T8_5" style:family="text">
      <style:text-properties fo:background-color="#ffffff"/>
    </style:style>
    <style:style style:name="T8_6" style:family="text">
      <style:text-properties fo:background-color="#ffffff"/>
    </style:style>
    <style:style style:name="T8_7" style:family="text">
      <style:text-properties fo:background-color="#ffffff"/>
    </style:style>
    <style:style style:name="T8_8" style:family="text">
      <style:text-properties fo:background-color="#ffffff"/>
    </style:style>
    <style:style style:name="T8_9" style:family="text">
      <style:text-properties fo:background-color="#ffffff"/>
    </style:style>
    <style:style style:name="T8_10" style:family="text">
      <style:text-properties fo:background-color="#ffffff"/>
    </style:style>
    <style:style style:name="T8_11" style:family="text">
      <style:text-properties fo:background-color="#ffffff"/>
    </style:style>
    <style:style style:name="T8_12" style:family="text">
      <style:text-properties fo:background-color="#ffffff"/>
    </style:style>
    <style:style style:name="T8_13" style:family="text">
      <style:text-properties fo:background-color="#ffffff"/>
    </style:style>
    <style:style style:name="T8_14" style:family="text">
      <style:text-properties fo:background-color="#ffffff"/>
    </style:style>
    <style:style style:name="T8_15" style:family="text">
      <style:text-properties fo:background-color="#ffffff"/>
    </style:style>
    <style:style style:name="T8_16" style:family="text">
      <style:text-properties fo:background-color="#ffffff"/>
    </style:style>
    <style:style style:name="T8_17" style:family="text">
      <style:text-properties fo:background-color="#ffffff"/>
    </style:style>
    <style:style style:name="T8_18" style:family="text">
      <style:text-properties fo:background-color="#ffffff"/>
    </style:style>
    <style:style style:name="T8_19" style:family="text">
      <style:text-properties fo:background-color="#ffffff"/>
    </style:style>
    <style:style style:name="T8_20" style:family="text">
      <style:text-properties fo:background-color="#ffffff"/>
    </style:style>
    <style:style style:name="T8_21" style:family="text">
      <style:text-properties fo:background-color="#ffffff"/>
    </style:style>
    <style:style style:name="T8_22" style:family="text">
      <style:text-properties fo:background-color="#ffffff"/>
    </style:style>
    <style:style style:name="T8_23" style:family="text">
      <style:text-properties fo:background-color="#ffffff"/>
    </style:style>
    <style:style style:name="T8_24" style:family="text">
      <style:text-properties fo:background-color="#ffffff"/>
    </style:style>
    <style:style style:name="T8_25" style:family="text">
      <style:text-properties fo:background-color="#ffffff"/>
    </style:style>
    <style:style style:name="T8_26" style:family="text">
      <style:text-properties fo:background-color="#ffffff"/>
    </style:style>
    <style:style style:name="T8_27" style:family="text">
      <style:text-properties fo:background-color="#ffffff"/>
    </style:style>
    <style:style style:name="T8_28" style:family="text">
      <style:text-properties fo:background-color="#ffffff"/>
    </style:style>
    <style:style style:name="T8_29" style:family="text">
      <style:text-properties fo:background-color="#ffffff"/>
    </style:style>
    <style:style style:name="T8_30" style:family="text">
      <style:text-properties fo:background-color="#ffffff"/>
    </style:style>
    <style:style style:name="T8_31" style:family="text">
      <style:text-properties fo:background-color="#ffffff"/>
    </style:style>
    <style:style style:name="T8_32" style:family="text">
      <style:text-properties fo:background-color="#ffffff"/>
    </style:style>
    <style:style style:name="T8_33" style:family="text">
      <style:text-properties fo:background-color="#ffffff"/>
    </style:style>
    <style:style style:name="T8_34" style:family="text">
      <style:text-properties fo:background-color="#ffffff"/>
    </style:style>
    <style:style style:name="T8_35" style:family="text">
      <style:text-properties fo:background-color="#ffffff"/>
    </style:style>
    <style:style style:name="T8_36" style:family="text">
      <style:text-properties fo:background-color="#ffffff"/>
    </style:style>
    <style:style style:name="T8_37" style:family="text">
      <style:text-properties fo:background-color="#ffffff"/>
    </style:style>
    <style:style style:name="T8_38" style:family="text">
      <style:text-properties fo:background-color="#ffffff"/>
    </style:style>
    <style:style style:name="T8_39" style:family="text">
      <style:text-properties fo:background-color="#ffffff"/>
    </style:style>
    <style:style style:name="T8_40" style:family="text">
      <style:text-properties fo:background-color="#ffffff"/>
    </style:style>
    <style:style style:name="T8_41" style:family="text">
      <style:text-properties fo:background-color="#ffffff"/>
    </style:style>
    <style:style style:name="T8_42" style:family="text">
      <style:text-properties fo:background-color="#ffffff"/>
    </style:style>
    <style:style style:name="T8_43" style:family="text">
      <style:text-properties fo:background-color="#ffffff"/>
    </style:style>
    <style:style style:name="T8_44" style:family="text">
      <style:text-properties fo:background-color="#ffffff"/>
    </style:style>
    <style:style style:name="T8_45" style:family="text">
      <style:text-properties fo:background-color="#ffffff"/>
    </style:style>
    <style:style style:name="T8_46" style:family="text">
      <style:text-properties fo:background-color="#ffffff"/>
    </style:style>
    <style:style style:name="T8_47" style:family="text">
      <style:text-properties fo:background-color="#ffffff"/>
    </style:style>
    <style:style style:name="T8_48" style:family="text">
      <style:text-properties fo:background-color="#ffffff"/>
    </style:style>
    <style:style style:name="T8_49" style:family="text">
      <style:text-properties fo:background-color="#ffffff"/>
    </style:style>
    <style:style style:name="T8_50" style:family="text">
      <style:text-properties fo:background-color="#ffffff"/>
    </style:style>
    <style:style style:name="T8_51" style:family="text">
      <style:text-properties fo:background-color="#ffffff"/>
    </style:style>
    <style:style style:name="T8_52" style:family="text">
      <style:text-properties fo:background-color="#ffffff"/>
    </style:style>
    <style:style style:name="T8_53" style:family="text">
      <style:text-properties fo:background-color="#ffffff"/>
    </style:style>
    <style:style style:name="T8_54" style:family="text">
      <style:text-properties fo:background-color="#ffffff"/>
    </style:style>
    <style:style style:name="T8_55" style:family="text">
      <style:text-properties fo:background-color="#ffffff"/>
    </style:style>
    <style:style style:name="T8_56" style:family="text">
      <style:text-properties fo:background-color="#ffffff"/>
    </style:style>
    <style:style style:name="T8_57" style:family="text">
      <style:text-properties fo:background-color="#ffffff"/>
    </style:style>
    <style:style style:name="T8_58" style:family="text">
      <style:text-properties fo:background-color="#ffffff"/>
    </style:style>
    <style:style style:name="T8_59" style:family="text">
      <style:text-properties fo:background-color="#ffffff"/>
    </style:style>
    <style:style style:name="T8_60" style:family="text">
      <style:text-properties fo:background-color="#ffffff"/>
    </style:style>
    <style:style style:name="T8_61" style:family="text">
      <style:text-properties fo:background-color="#ffffff"/>
    </style:style>
    <style:style style:name="T8_62" style:family="text">
      <style:text-properties fo:background-color="#ffffff"/>
    </style:style>
    <style:style style:name="T8_63" style:family="text">
      <style:text-properties fo:background-color="#ffffff"/>
    </style:style>
    <style:style style:name="T8_64" style:family="text">
      <style:text-properties fo:background-color="#ffffff"/>
    </style:style>
    <style:style style:name="T8_65" style:family="text">
      <style:text-properties fo:background-color="#ffffff"/>
    </style:style>
    <style:style style:name="T8_66" style:family="text">
      <style:text-properties fo:background-color="#ffffff"/>
    </style:style>
    <style:style style:name="T8_67" style:family="text">
      <style:text-properties fo:background-color="#ffffff"/>
    </style:style>
    <style:style style:name="T8_68" style:family="text">
      <style:text-properties fo:background-color="#ffffff"/>
    </style:style>
    <style:style style:name="T8_69" style:family="text">
      <style:text-properties fo:background-color="#ffffff"/>
    </style:style>
    <style:style style:name="T8_70" style:family="text">
      <style:text-properties fo:background-color="#ffffff"/>
    </style:style>
    <style:style style:name="T8_71" style:family="text">
      <style:text-properties fo:background-color="#ffffff"/>
    </style:style>
    <style:style style:name="T8_72" style:family="text">
      <style:text-properties fo:background-color="#ffffff"/>
    </style:style>
    <style:style style:name="T8_73" style:family="text">
      <style:text-properties fo:background-color="#ffffff"/>
    </style:style>
    <style:style style:name="T8_74" style:family="text">
      <style:text-properties fo:background-color="#ffffff"/>
    </style:style>
    <style:style style:name="T8_75" style:family="text">
      <style:text-properties fo:background-color="#ffffff"/>
    </style:style>
    <style:style style:name="T8_76" style:family="text">
      <style:text-properties fo:background-color="#ffffff"/>
    </style:style>
    <style:style style:name="T8_77" style:family="text">
      <style:text-properties fo:background-color="#ffffff"/>
    </style:style>
    <style:style style:name="T8_78" style:family="text">
      <style:text-properties fo:background-color="#ffffff"/>
    </style:style>
    <style:style style:name="T8_79" style:family="text">
      <style:text-properties fo:background-color="#ffffff"/>
    </style:style>
    <style:style style:name="T8_80" style:family="text">
      <style:text-properties fo:background-color="#ffffff"/>
    </style:style>
    <style:style style:name="T8_81" style:family="text">
      <style:text-properties fo:background-color="#ffffff"/>
    </style:style>
    <style:style style:name="T8_82" style:family="text">
      <style:text-properties fo:background-color="#ffffff"/>
    </style:style>
    <style:style style:name="T8_83" style:family="text">
      <style:text-properties fo:background-color="#ffffff"/>
    </style:style>
    <style:style style:name="T8_84" style:family="text">
      <style:text-properties fo:background-color="#ffffff"/>
    </style:style>
    <style:style style:name="T8_85" style:family="text">
      <style:text-properties fo:background-color="#ffffff"/>
    </style:style>
    <style:style style:name="T8_86" style:family="text">
      <style:text-properties fo:background-color="#ffffff"/>
    </style:style>
    <style:style style:name="T8_87" style:family="text">
      <style:text-properties fo:background-color="#ffffff"/>
    </style:style>
    <style:style style:name="T8_88" style:family="text">
      <style:text-properties fo:background-color="#ffffff"/>
    </style:style>
    <style:style style:name="T8_89" style:family="text">
      <style:text-properties fo:background-color="#ffffff"/>
    </style:style>
    <style:style style:name="T8_90" style:family="text">
      <style:text-properties fo:background-color="#ffffff"/>
    </style:style>
    <style:style style:name="T8_91" style:family="text">
      <style:text-properties fo:background-color="#ffffff"/>
    </style:style>
    <style:style style:name="T8_92" style:family="text">
      <style:text-properties fo:background-color="#ffffff"/>
    </style:style>
    <style:style style:name="T8_93" style:family="text">
      <style:text-properties fo:background-color="#ffffff"/>
    </style:style>
    <style:style style:name="T8_94" style:family="text">
      <style:text-properties fo:background-color="#ffffff"/>
    </style:style>
    <style:style style:name="T8_95" style:family="text">
      <style:text-properties fo:background-color="#ffffff"/>
    </style:style>
    <style:style style:name="T8_96" style:family="text">
      <style:text-properties fo:background-color="#ffffff"/>
    </style:style>
    <style:style style:name="T8_97" style:family="text">
      <style:text-properties fo:background-color="#ffffff"/>
    </style:style>
    <style:style style:name="T8_98" style:family="text">
      <style:text-properties fo:background-color="#ffffff"/>
    </style:style>
    <style:style style:name="T8_99" style:family="text">
      <style:text-properties fo:background-color="#ffffff"/>
    </style:style>
    <style:style style:name="T8_100" style:family="text">
      <style:text-properties fo:background-color="#ffffff"/>
    </style:style>
    <style:style style:name="T8_101" style:family="text">
      <style:text-properties fo:background-color="#ffffff"/>
    </style:style>
    <style:style style:name="T8_102" style:family="text">
      <style:text-properties fo:background-color="#ffffff"/>
    </style:style>
    <style:style style:name="T8_103" style:family="text">
      <style:text-properties fo:background-color="#ffffff"/>
    </style:style>
    <style:style style:name="T8_104" style:family="text">
      <style:text-properties fo:background-color="#ffffff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fo:background-color="#ffffff"/>
    </style:style>
    <style:style style:name="T10_2" style:family="text">
      <style:text-properties fo:background-color="#ffffff"/>
    </style:style>
    <style:style style:name="T10_3" style:family="text">
      <style:text-properties fo:background-color="#ffffff"/>
    </style:style>
    <style:style style:name="T10_4" style:family="text">
      <style:text-properties fo:background-color="#ffffff"/>
    </style:style>
    <style:style style:name="T10_5" style:family="text">
      <style:text-properties fo:background-color="#ffffff"/>
    </style:style>
    <style:style style:name="T10_6" style:family="text">
      <style:text-properties fo:background-color="#ffffff"/>
    </style:style>
    <style:style style:name="T10_7" style:family="text">
      <style:text-properties fo:background-color="#ffffff"/>
    </style:style>
    <style:style style:name="T10_8" style:family="text">
      <style:text-properties fo:background-color="#ffffff"/>
    </style:style>
    <style:style style:name="T10_9" style:family="text">
      <style:text-properties fo:background-color="#ffffff"/>
    </style:style>
    <style:style style:name="T10_10" style:family="text">
      <style:text-properties fo:background-color="#ffffff"/>
    </style:style>
    <style:style style:name="T10_11" style:family="text">
      <style:text-properties fo:background-color="#ffffff"/>
    </style:style>
    <style:style style:name="T10_12" style:family="text">
      <style:text-properties fo:background-color="#ffffff"/>
    </style:style>
    <style:style style:name="T10_13" style:family="text">
      <style:text-properties fo:background-color="#ffffff"/>
    </style:style>
    <style:style style:name="T10_14" style:family="text">
      <style:text-properties fo:background-color="#ffffff"/>
    </style:style>
    <style:style style:name="T10_15" style:family="text">
      <style:text-properties fo:background-color="#ffffff"/>
    </style:style>
    <style:style style:name="T10_16" style:family="text">
      <style:text-properties fo:background-color="#ffffff"/>
    </style:style>
    <style:style style:name="T10_17" style:family="text">
      <style:text-properties fo:background-color="#ffffff"/>
    </style:style>
    <style:style style:name="T10_18" style:family="text">
      <style:text-properties fo:background-color="#ffffff"/>
    </style:style>
    <style:style style:name="T10_19" style:family="text">
      <style:text-properties fo:background-color="#ffffff"/>
    </style:style>
    <style:style style:name="T10_20" style:family="text">
      <style:text-properties fo:background-color="#ffffff"/>
    </style:style>
    <style:style style:name="T10_21" style:family="text">
      <style:text-properties fo:background-color="#ffffff"/>
    </style:style>
    <style:style style:name="T10_22" style:family="text">
      <style:text-properties fo:background-color="#ffffff"/>
    </style:style>
    <style:style style:name="T10_23" style:family="text">
      <style:text-properties fo:background-color="#ffffff"/>
    </style:style>
    <style:style style:name="T10_24" style:family="text">
      <style:text-properties fo:background-color="#ffffff"/>
    </style:style>
    <style:style style:name="T10_25" style:family="text">
      <style:text-properties fo:background-color="#ffffff"/>
    </style:style>
    <style:style style:name="T10_26" style:family="text">
      <style:text-properties fo:background-color="#ffffff"/>
    </style:style>
    <style:style style:name="T10_27" style:family="text">
      <style:text-properties fo:background-color="#ffffff"/>
    </style:style>
    <style:style style:name="T10_28" style:family="text">
      <style:text-properties fo:background-color="#ffffff"/>
    </style:style>
    <style:style style:name="T10_29" style:family="text">
      <style:text-properties fo:background-color="#ffffff"/>
    </style:style>
    <style:style style:name="T10_30" style:family="text">
      <style:text-properties fo:background-color="#ffffff"/>
    </style:style>
    <style:style style:name="T10_31" style:family="text">
      <style:text-properties fo:background-color="#ffffff"/>
    </style:style>
    <style:style style:name="T10_32" style:family="text">
      <style:text-properties fo:background-color="#ffffff"/>
    </style:style>
    <style:style style:name="T10_33" style:family="text">
      <style:text-properties fo:background-color="#ffffff"/>
    </style:style>
    <style:style style:name="T10_34" style:family="text">
      <style:text-properties fo:background-color="#ffffff"/>
    </style:style>
    <style:style style:name="T10_35" style:family="text">
      <style:text-properties fo:background-color="#ffffff"/>
    </style:style>
    <style:style style:name="T10_36" style:family="text">
      <style:text-properties fo:background-color="#ffffff"/>
    </style:style>
    <style:style style:name="T10_37" style:family="text">
      <style:text-properties fo:background-color="#ffffff"/>
    </style:style>
    <style:style style:name="T10_38" style:family="text">
      <style:text-properties fo:background-color="#ffffff"/>
    </style:style>
    <style:style style:name="T10_39" style:family="text">
      <style:text-properties fo:background-color="#ffffff"/>
    </style:style>
    <style:style style:name="T10_40" style:family="text">
      <style:text-properties fo:background-color="#ffffff"/>
    </style:style>
    <style:style style:name="T10_41" style:family="text">
      <style:text-properties fo:background-color="#ffffff"/>
    </style:style>
    <style:style style:name="T10_42" style:family="text">
      <style:text-properties fo:background-color="#ffffff"/>
    </style:style>
    <style:style style:name="T10_43" style:family="text">
      <style:text-properties fo:background-color="#ffffff"/>
    </style:style>
    <style:style style:name="T10_44" style:family="text">
      <style:text-properties fo:background-color="#ffffff"/>
    </style:style>
    <style:style style:name="T10_45" style:family="text">
      <style:text-properties fo:background-color="#ffffff"/>
    </style:style>
    <style:style style:name="T10_46" style:family="text">
      <style:text-properties fo:background-color="#ffffff"/>
    </style:style>
    <style:style style:name="T10_47" style:family="text">
      <style:text-properties fo:background-color="#ffffff"/>
    </style:style>
    <style:style style:name="T10_48" style:family="text">
      <style:text-properties fo:background-color="#ffffff"/>
    </style:style>
    <style:style style:name="T10_49" style:family="text">
      <style:text-properties fo:background-color="#ffffff"/>
    </style:style>
    <style:style style:name="T10_50" style:family="text">
      <style:text-properties fo:background-color="#ffffff"/>
    </style:style>
    <style:style style:name="T10_51" style:family="text">
      <style:text-properties fo:background-color="#ffffff"/>
    </style:style>
    <style:style style:name="T10_52" style:family="text">
      <style:text-properties fo:background-color="#ffffff"/>
    </style:style>
    <style:style style:name="T10_53" style:family="text">
      <style:text-properties fo:background-color="#ffffff"/>
    </style:style>
    <style:style style:name="T10_54" style:family="text">
      <style:text-properties fo:background-color="#ffffff"/>
    </style:style>
    <style:style style:name="T10_55" style:family="text">
      <style:text-properties fo:background-color="#ffffff"/>
    </style:style>
    <style:style style:name="T10_56" style:family="text">
      <style:text-properties fo:background-color="#ffffff"/>
    </style:style>
    <style:style style:name="T10_57" style:family="text">
      <style:text-properties fo:background-color="#ffffff"/>
    </style:style>
    <style:style style:name="T10_58" style:family="text">
      <style:text-properties fo:background-color="#ffffff"/>
    </style:style>
    <style:style style:name="T10_59" style:family="text">
      <style:text-properties fo:background-color="#ffffff"/>
    </style:style>
    <style:style style:name="T10_60" style:family="text">
      <style:text-properties fo:background-color="#ffffff"/>
    </style:style>
    <style:style style:name="T10_61" style:family="text">
      <style:text-properties fo:background-color="#ffffff"/>
    </style:style>
    <style:style style:name="T10_62" style:family="text">
      <style:text-properties fo:background-color="#ffffff"/>
    </style:style>
    <style:style style:name="T10_63" style:family="text">
      <style:text-properties fo:background-color="#ffffff"/>
    </style:style>
    <style:style style:name="T10_64" style:family="text">
      <style:text-properties fo:background-color="#ffffff"/>
    </style:style>
    <style:style style:name="T10_65" style:family="text">
      <style:text-properties fo:background-color="#ffffff"/>
    </style:style>
    <style:style style:name="T10_66" style:family="text">
      <style:text-properties fo:background-color="#ffffff"/>
    </style:style>
    <style:style style:name="T10_67" style:family="text">
      <style:text-properties fo:background-color="#ffffff"/>
    </style:style>
    <style:style style:name="T10_68" style:family="text">
      <style:text-properties fo:background-color="#ffffff"/>
    </style:style>
    <style:style style:name="T10_69" style:family="text">
      <style:text-properties fo:background-color="#ffffff"/>
    </style:style>
    <style:style style:name="T10_70" style:family="text">
      <style:text-properties fo:background-color="#ffffff"/>
    </style:style>
    <style:style style:name="T10_71" style:family="text">
      <style:text-properties fo:background-color="#ffffff"/>
    </style:style>
    <style:style style:name="T10_72" style:family="text">
      <style:text-properties fo:background-color="#ffffff"/>
    </style:style>
    <style:style style:name="T10_73" style:family="text">
      <style:text-properties fo:background-color="#ffffff"/>
    </style:style>
    <style:style style:name="T10_74" style:family="text">
      <style:text-properties fo:background-color="#ffffff"/>
    </style:style>
    <style:style style:name="T10_75" style:family="text">
      <style:text-properties fo:background-color="#ffffff"/>
    </style:style>
    <style:style style:name="T10_76" style:family="text">
      <style:text-properties fo:background-color="#ffffff"/>
    </style:style>
    <style:style style:name="T10_77" style:family="text">
      <style:text-properties fo:background-color="#ffffff"/>
    </style:style>
    <style:style style:name="T10_78" style:family="text">
      <style:text-properties fo:background-color="#ffffff"/>
    </style:style>
    <style:style style:name="T10_79" style:family="text">
      <style:text-properties fo:background-color="#ffffff"/>
    </style:style>
    <style:style style:name="T10_80" style:family="text">
      <style:text-properties fo:background-color="#ffffff"/>
    </style:style>
    <style:style style:name="T10_81" style:family="text">
      <style:text-properties fo:background-color="#ffffff"/>
    </style:style>
    <style:style style:name="T10_82" style:family="text">
      <style:text-properties fo:background-color="#ffffff"/>
    </style:style>
    <style:style style:name="T10_83" style:family="text">
      <style:text-properties fo:background-color="#ffffff"/>
    </style:style>
    <style:style style:name="T10_84" style:family="text">
      <style:text-properties fo:background-color="#ffffff"/>
    </style:style>
    <style:style style:name="T10_85" style:family="text">
      <style:text-properties fo:background-color="#ffffff"/>
    </style:style>
    <style:style style:name="T10_86" style:family="text">
      <style:text-properties fo:background-color="#ffffff"/>
    </style:style>
    <style:style style:name="T10_87" style:family="text">
      <style:text-properties fo:background-color="#ffffff"/>
    </style:style>
    <style:style style:name="T10_88" style:family="text">
      <style:text-properties fo:background-color="#ffffff"/>
    </style:style>
    <style:style style:name="T10_89" style:family="text">
      <style:text-properties fo:background-color="#ffffff"/>
    </style:style>
    <style:style style:name="T10_90" style:family="text">
      <style:text-properties fo:background-color="#ffffff"/>
    </style:style>
    <style:style style:name="T10_91" style:family="text">
      <style:text-properties fo:background-color="#ffffff"/>
    </style:style>
    <style:style style:name="T10_92" style:family="text">
      <style:text-properties fo:background-color="#ffffff"/>
    </style:style>
    <style:style style:name="T10_93" style:family="text">
      <style:text-properties fo:background-color="#ffffff"/>
    </style:style>
    <style:style style:name="T10_94" style:family="text">
      <style:text-properties fo:background-color="#ffffff"/>
    </style:style>
    <style:style style:name="T10_95" style:family="text">
      <style:text-properties fo:background-color="#ffffff"/>
    </style:style>
    <style:style style:name="T10_96" style:family="text">
      <style:text-properties fo:background-color="#ffffff"/>
    </style:style>
    <style:style style:name="T10_97" style:family="text">
      <style:text-properties fo:background-color="#ffffff"/>
    </style:style>
    <style:style style:name="T10_98" style:family="text">
      <style:text-properties fo:background-color="#ffffff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>
      <style:text-properties fo:background-color="#ffffff"/>
    </style:style>
    <style:style style:name="T12_2" style:family="text">
      <style:text-properties fo:background-color="#ffffff"/>
    </style:style>
    <style:style style:name="T12_3" style:family="text">
      <style:text-properties fo:background-color="#ffffff"/>
    </style:style>
    <style:style style:name="T12_4" style:family="text">
      <style:text-properties fo:background-color="#ffffff"/>
    </style:style>
    <style:style style:name="T12_5" style:family="text">
      <style:text-properties fo:background-color="#ffffff"/>
    </style:style>
    <style:style style:name="T12_6" style:family="text">
      <style:text-properties fo:background-color="#ffffff"/>
    </style:style>
    <style:style style:name="T12_7" style:family="text">
      <style:text-properties fo:background-color="#ffffff"/>
    </style:style>
    <style:style style:name="T12_8" style:family="text">
      <style:text-properties fo:background-color="#ffffff"/>
    </style:style>
    <style:style style:name="T12_9" style:family="text">
      <style:text-properties fo:background-color="#ffffff"/>
    </style:style>
    <style:style style:name="T12_10" style:family="text">
      <style:text-properties fo:background-color="#ffffff"/>
    </style:style>
    <style:style style:name="T12_11" style:family="text">
      <style:text-properties fo:background-color="#ffffff"/>
    </style:style>
    <style:style style:name="T12_12" style:family="text">
      <style:text-properties fo:background-color="#ffffff"/>
    </style:style>
    <style:style style:name="T12_13" style:family="text">
      <style:text-properties fo:background-color="#ffffff"/>
    </style:style>
    <style:style style:name="T12_14" style:family="text">
      <style:text-properties fo:background-color="#ffffff"/>
    </style:style>
    <style:style style:name="T12_15" style:family="text">
      <style:text-properties fo:background-color="#ffffff"/>
    </style:style>
    <style:style style:name="T12_16" style:family="text">
      <style:text-properties fo:background-color="#ffffff"/>
    </style:style>
    <style:style style:name="T12_17" style:family="text">
      <style:text-properties fo:background-color="#ffffff"/>
    </style:style>
    <style:style style:name="T12_18" style:family="text">
      <style:text-properties fo:background-color="#ffffff"/>
    </style:style>
    <style:style style:name="T12_19" style:family="text">
      <style:text-properties fo:background-color="#ffffff"/>
    </style:style>
    <style:style style:name="T12_20" style:family="text">
      <style:text-properties fo:background-color="#ffffff"/>
    </style:style>
    <style:style style:name="T12_21" style:family="text">
      <style:text-properties fo:background-color="#ffffff"/>
    </style:style>
    <style:style style:name="T12_22" style:family="text">
      <style:text-properties fo:background-color="#ffffff"/>
    </style:style>
    <style:style style:name="T12_23" style:family="text">
      <style:text-properties fo:background-color="#ffffff"/>
    </style:style>
    <style:style style:name="T12_24" style:family="text">
      <style:text-properties fo:background-color="#ffffff"/>
    </style:style>
    <style:style style:name="T12_25" style:family="text">
      <style:text-properties fo:background-color="#ffffff"/>
    </style:style>
    <style:style style:name="T12_26" style:family="text">
      <style:text-properties fo:background-color="#ffffff"/>
    </style:style>
    <style:style style:name="T12_27" style:family="text">
      <style:text-properties fo:background-color="#ffffff"/>
    </style:style>
    <style:style style:name="T12_28" style:family="text">
      <style:text-properties fo:background-color="#ffffff"/>
    </style:style>
    <style:style style:name="T12_29" style:family="text">
      <style:text-properties fo:background-color="#ffffff"/>
    </style:style>
    <style:style style:name="T12_30" style:family="text">
      <style:text-properties fo:background-color="#ffffff"/>
    </style:style>
    <style:style style:name="T12_31" style:family="text">
      <style:text-properties fo:background-color="#ffffff"/>
    </style:style>
    <style:style style:name="T12_32" style:family="text">
      <style:text-properties fo:background-color="#ffffff"/>
    </style:style>
    <style:style style:name="T12_33" style:family="text">
      <style:text-properties fo:background-color="#ffffff"/>
    </style:style>
    <style:style style:name="T12_34" style:family="text">
      <style:text-properties fo:background-color="#ffffff"/>
    </style:style>
    <style:style style:name="T12_35" style:family="text">
      <style:text-properties fo:background-color="#ffffff"/>
    </style:style>
    <style:style style:name="T12_36" style:family="text">
      <style:text-properties fo:background-color="#ffffff"/>
    </style:style>
    <style:style style:name="T12_37" style:family="text">
      <style:text-properties fo:background-color="#ffffff"/>
    </style:style>
    <style:style style:name="T12_38" style:family="text">
      <style:text-properties fo:background-color="#ffffff"/>
    </style:style>
    <style:style style:name="T12_39" style:family="text">
      <style:text-properties fo:background-color="#ffffff"/>
    </style:style>
    <style:style style:name="T12_40" style:family="text">
      <style:text-properties fo:background-color="#ffffff"/>
    </style:style>
    <style:style style:name="T12_41" style:family="text">
      <style:text-properties fo:background-color="#ffffff"/>
    </style:style>
    <style:style style:name="T12_42" style:family="text">
      <style:text-properties fo:background-color="#ffffff"/>
    </style:style>
    <style:style style:name="T12_43" style:family="text">
      <style:text-properties fo:background-color="#ffffff"/>
    </style:style>
    <style:style style:name="T12_44" style:family="text">
      <style:text-properties fo:background-color="#ffffff"/>
    </style:style>
    <style:style style:name="T12_45" style:family="text">
      <style:text-properties fo:background-color="#ffffff"/>
    </style:style>
    <style:style style:name="T12_46" style:family="text">
      <style:text-properties fo:background-color="#ffffff"/>
    </style:style>
    <style:style style:name="T12_47" style:family="text">
      <style:text-properties fo:background-color="#ffffff"/>
    </style:style>
    <style:style style:name="T12_48" style:family="text">
      <style:text-properties fo:background-color="#ffffff"/>
    </style:style>
    <style:style style:name="T12_49" style:family="text">
      <style:text-properties fo:background-color="#ffffff"/>
    </style:style>
    <style:style style:name="T12_50" style:family="text"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/>
    </style:style>
    <style:style style:name="T14_2" style:family="text">
      <style:text-properties fo:background-color="#ffffff"/>
    </style:style>
    <style:style style:name="T14_3" style:family="text">
      <style:text-properties fo:background-color="#ffffff"/>
    </style:style>
    <style:style style:name="T14_4" style:family="text">
      <style:text-properties fo:background-color="#ffffff"/>
    </style:style>
    <style:style style:name="T14_5" style:family="text">
      <style:text-properties fo:background-color="#ffffff"/>
    </style:style>
    <style:style style:name="T14_6" style:family="text">
      <style:text-properties fo:background-color="#ffffff"/>
    </style:style>
    <style:style style:name="T14_7" style:family="text">
      <style:text-properties fo:background-color="#ffffff"/>
    </style:style>
    <style:style style:name="T14_8" style:family="text">
      <style:text-properties fo:background-color="#ffffff"/>
    </style:style>
    <style:style style:name="T14_9" style:family="text">
      <style:text-properties fo:background-color="#ffffff"/>
    </style:style>
    <style:style style:name="T14_10" style:family="text">
      <style:text-properties fo:background-color="#ffffff"/>
    </style:style>
    <style:style style:name="T14_11" style:family="text">
      <style:text-properties fo:background-color="#ffffff"/>
    </style:style>
    <style:style style:name="T14_12" style:family="text">
      <style:text-properties fo:background-color="#ffffff"/>
    </style:style>
    <style:style style:name="T14_13" style:family="text">
      <style:text-properties fo:background-color="#ffffff"/>
    </style:style>
    <style:style style:name="T14_14" style:family="text">
      <style:text-properties fo:background-color="#ffffff"/>
    </style:style>
    <style:style style:name="T14_15" style:family="text">
      <style:text-properties fo:background-color="#ffffff"/>
    </style:style>
    <style:style style:name="T14_16" style:family="text">
      <style:text-properties fo:background-color="#ffffff"/>
    </style:style>
    <style:style style:name="T14_17" style:family="text">
      <style:text-properties fo:background-color="#ffffff"/>
    </style:style>
    <style:style style:name="T14_18" style:family="text">
      <style:text-properties fo:background-color="#ffffff"/>
    </style:style>
    <style:style style:name="T14_19" style:family="text">
      <style:text-properties fo:background-color="#ffffff"/>
    </style:style>
    <style:style style:name="T14_20" style:family="text">
      <style:text-properties fo:background-color="#ffffff"/>
    </style:style>
    <style:style style:name="T14_21" style:family="text">
      <style:text-properties fo:background-color="#ffffff"/>
    </style:style>
    <style:style style:name="T14_22" style:family="text">
      <style:text-properties fo:background-color="#ffffff"/>
    </style:style>
    <style:style style:name="T14_23" style:family="text">
      <style:text-properties fo:background-color="#ffffff"/>
    </style:style>
    <style:style style:name="T14_24" style:family="text">
      <style:text-properties fo:background-color="#ffffff"/>
    </style:style>
    <style:style style:name="T14_25" style:family="text">
      <style:text-properties fo:background-color="#ffffff"/>
    </style:style>
    <style:style style:name="T14_26" style:family="text">
      <style:text-properties fo:background-color="#ffffff"/>
    </style:style>
    <style:style style:name="T14_27" style:family="text">
      <style:text-properties fo:background-color="#ffffff"/>
    </style:style>
    <style:style style:name="T14_28" style:family="text">
      <style:text-properties fo:background-color="#ffffff"/>
    </style:style>
    <style:style style:name="T14_29" style:family="text">
      <style:text-properties fo:background-color="#ffffff"/>
    </style:style>
    <style:style style:name="T14_30" style:family="text">
      <style:text-properties fo:background-color="#ffffff"/>
    </style:style>
    <style:style style:name="T14_31" style:family="text">
      <style:text-properties fo:background-color="#ffffff"/>
    </style:style>
    <style:style style:name="T14_32" style:family="text">
      <style:text-properties fo:background-color="#ffffff"/>
    </style:style>
    <style:style style:name="T14_33" style:family="text">
      <style:text-properties fo:background-color="#ffffff"/>
    </style:style>
    <style:style style:name="T14_34" style:family="text">
      <style:text-properties fo:background-color="#ffffff"/>
    </style:style>
    <style:style style:name="T14_35" style:family="text">
      <style:text-properties fo:background-color="#ffffff"/>
    </style:style>
    <style:style style:name="T14_36" style:family="text">
      <style:text-properties fo:background-color="#ffffff"/>
    </style:style>
    <style:style style:name="T14_37" style:family="text">
      <style:text-properties fo:background-color="#ffffff"/>
    </style:style>
    <style:style style:name="T14_38" style:family="text">
      <style:text-properties fo:background-color="#ffffff"/>
    </style:style>
    <style:style style:name="T14_39" style:family="text">
      <style:text-properties fo:background-color="#ffffff"/>
    </style:style>
    <style:style style:name="T14_40" style:family="text">
      <style:text-properties fo:background-color="#ffffff"/>
    </style:style>
    <style:style style:name="T14_41" style:family="text">
      <style:text-properties fo:background-color="#ffffff"/>
    </style:style>
    <style:style style:name="T14_42" style:family="text">
      <style:text-properties fo:background-color="#ffffff"/>
    </style:style>
    <style:style style:name="T14_43" style:family="text">
      <style:text-properties fo:background-color="#ffffff"/>
    </style:style>
    <style:style style:name="T14_44" style:family="text">
      <style:text-properties fo:background-color="#ffffff"/>
    </style:style>
    <style:style style:name="T14_45" style:family="text">
      <style:text-properties fo:background-color="#ffffff"/>
    </style:style>
    <style:style style:name="T14_46" style:family="text">
      <style:text-properties fo:background-color="#ffffff"/>
    </style:style>
    <style:style style:name="T14_47" style:family="text">
      <style:text-properties fo:background-color="#ffffff"/>
    </style:style>
    <style:style style:name="T14_48" style:family="text">
      <style:text-properties fo:background-color="#ffffff"/>
    </style:style>
    <style:style style:name="T14_49" style:family="text">
      <style:text-properties fo:background-color="#ffffff"/>
    </style:style>
    <style:style style:name="T14_50" style:family="text">
      <style:text-properties fo:background-color="#ffffff"/>
    </style:style>
    <style:style style:name="T14_51" style:family="text">
      <style:text-properties fo:background-color="#ffffff"/>
    </style:style>
    <style:style style:name="T14_52" style:family="text">
      <style:text-properties fo:background-color="#ffffff"/>
    </style:style>
    <style:style style:name="T14_53" style:family="text">
      <style:text-properties fo:background-color="#ffffff"/>
    </style:style>
    <style:style style:name="T14_54" style:family="text">
      <style:text-properties fo:background-color="#ffffff"/>
    </style:style>
    <style:style style:name="T14_55" style:family="text">
      <style:text-properties fo:background-color="#ffffff"/>
    </style:style>
    <style:style style:name="T14_56" style:family="text">
      <style:text-properties fo:background-color="#ffffff"/>
    </style:style>
    <style:style style:name="T14_57" style:family="text">
      <style:text-properties fo:background-color="#ffffff"/>
    </style:style>
    <style:style style:name="T14_58" style:family="text">
      <style:text-properties fo:background-color="#ffffff"/>
    </style:style>
    <style:style style:name="T14_59" style:family="text">
      <style:text-properties fo:background-color="#ffffff"/>
    </style:style>
    <style:style style:name="T14_60" style:family="text">
      <style:text-properties fo:background-color="#ffffff"/>
    </style:style>
    <style:style style:name="T14_61" style:family="text">
      <style:text-properties fo:background-color="#ffffff"/>
    </style:style>
    <style:style style:name="T14_62" style:family="text">
      <style:text-properties fo:background-color="#ffffff"/>
    </style:style>
    <style:style style:name="T14_63" style:family="text">
      <style:text-properties fo:background-color="#ffffff"/>
    </style:style>
    <style:style style:name="T14_64" style:family="text">
      <style:text-properties fo:background-color="#ffffff"/>
    </style:style>
    <style:style style:name="T14_65" style:family="text">
      <style:text-properties fo:background-color="#ffffff"/>
    </style:style>
    <style:style style:name="T14_66" style:family="text">
      <style:text-properties fo:background-color="#ffffff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>
      <style:text-properties fo:background-color="#ffffff"/>
    </style:style>
    <style:style style:name="T16_2" style:family="text">
      <style:text-properties fo:background-color="#ffffff"/>
    </style:style>
    <style:style style:name="T16_3" style:family="text">
      <style:text-properties fo:background-color="#ffffff"/>
    </style:style>
    <style:style style:name="T16_4" style:family="text">
      <style:text-properties fo:background-color="#ffffff"/>
    </style:style>
    <style:style style:name="T16_5" style:family="text">
      <style:text-properties fo:background-color="#ffffff"/>
    </style:style>
    <style:style style:name="T16_6" style:family="text">
      <style:text-properties fo:background-color="#ffffff"/>
    </style:style>
    <style:style style:name="T16_7" style:family="text">
      <style:text-properties fo:background-color="#ffffff"/>
    </style:style>
    <style:style style:name="T16_8" style:family="text">
      <style:text-properties fo:background-color="#ffffff"/>
    </style:style>
    <style:style style:name="T16_9" style:family="text">
      <style:text-properties fo:background-color="#ffffff"/>
    </style:style>
    <style:style style:name="T16_10" style:family="text">
      <style:text-properties fo:background-color="#ffffff"/>
    </style:style>
    <style:style style:name="T16_11" style:family="text">
      <style:text-properties fo:background-color="#ffffff"/>
    </style:style>
    <style:style style:name="T16_12" style:family="text">
      <style:text-properties fo:background-color="#ffffff"/>
    </style:style>
    <style:style style:name="T16_13" style:family="text">
      <style:text-properties fo:background-color="#ffffff"/>
    </style:style>
    <style:style style:name="T16_14" style:family="text">
      <style:text-properties fo:background-color="#ffffff"/>
    </style:style>
    <style:style style:name="T16_15" style:family="text">
      <style:text-properties fo:background-color="#ffffff"/>
    </style:style>
    <style:style style:name="T16_16" style:family="text">
      <style:text-properties fo:background-color="#ffffff"/>
    </style:style>
    <style:style style:name="T16_17" style:family="text">
      <style:text-properties fo:background-color="#ffffff"/>
    </style:style>
    <style:style style:name="T16_18" style:family="text">
      <style:text-properties fo:background-color="#ffffff"/>
    </style:style>
    <style:style style:name="T16_19" style:family="text">
      <style:text-properties fo:background-color="#ffffff"/>
    </style:style>
    <style:style style:name="T16_20" style:family="text">
      <style:text-properties fo:background-color="#ffffff"/>
    </style:style>
    <style:style style:name="T16_21" style:family="text">
      <style:text-properties fo:background-color="#ffffff"/>
    </style:style>
    <style:style style:name="T16_22" style:family="text">
      <style:text-properties fo:background-color="#ffffff"/>
    </style:style>
    <style:style style:name="T16_23" style:family="text">
      <style:text-properties fo:background-color="#ffffff"/>
    </style:style>
    <style:style style:name="T16_24" style:family="text">
      <style:text-properties fo:background-color="#ffffff"/>
    </style:style>
    <style:style style:name="T16_25" style:family="text">
      <style:text-properties fo:background-color="#ffffff"/>
    </style:style>
    <style:style style:name="T16_26" style:family="text">
      <style:text-properties fo:background-color="#ffffff"/>
    </style:style>
    <style:style style:name="T16_27" style:family="text">
      <style:text-properties fo:background-color="#ffffff"/>
    </style:style>
    <style:style style:name="T16_28" style:family="text">
      <style:text-properties fo:background-color="#ffffff"/>
    </style:style>
    <style:style style:name="T16_29" style:family="text">
      <style:text-properties fo:background-color="#ffffff"/>
    </style:style>
    <style:style style:name="T16_30" style:family="text">
      <style:text-properties fo:background-color="#ffffff"/>
    </style:style>
    <style:style style:name="T16_31" style:family="text">
      <style:text-properties fo:background-color="#ffffff"/>
    </style:style>
    <style:style style:name="T16_32" style:family="text">
      <style:text-properties fo:background-color="#ffffff"/>
    </style:style>
    <style:style style:name="T16_33" style:family="text">
      <style:text-properties fo:background-color="#ffffff"/>
    </style:style>
    <style:style style:name="T16_34" style:family="text">
      <style:text-properties fo:background-color="#ffffff"/>
    </style:style>
    <style:style style:name="T16_35" style:family="text">
      <style:text-properties fo:background-color="#ffffff"/>
    </style:style>
    <style:style style:name="T16_36" style:family="text">
      <style:text-properties fo:background-color="#ffffff"/>
    </style:style>
    <style:style style:name="T16_37" style:family="text">
      <style:text-properties fo:background-color="#ffffff"/>
    </style:style>
    <style:style style:name="T16_38" style:family="text">
      <style:text-properties fo:background-color="#ffffff"/>
    </style:style>
    <style:style style:name="T16_39" style:family="text">
      <style:text-properties fo:background-color="#ffffff"/>
    </style:style>
    <style:style style:name="T16_40" style:family="text">
      <style:text-properties fo:background-color="#ffffff"/>
    </style:style>
    <style:style style:name="T16_41" style:family="text">
      <style:text-properties fo:background-color="#ffffff"/>
    </style:style>
    <style:style style:name="T16_42" style:family="text">
      <style:text-properties fo:background-color="#ffffff"/>
    </style:style>
    <style:style style:name="T16_43" style:family="text">
      <style:text-properties fo:background-color="#ffffff"/>
    </style:style>
    <style:style style:name="T16_44" style:family="text"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/>
    </style:style>
    <style:style style:name="T18_2" style:family="text">
      <style:text-properties fo:background-color="#ffffff"/>
    </style:style>
    <style:style style:name="T18_3" style:family="text">
      <style:text-properties fo:background-color="#ffffff"/>
    </style:style>
    <style:style style:name="T18_4" style:family="text">
      <style:text-properties fo:background-color="#ffffff"/>
    </style:style>
    <style:style style:name="T18_5" style:family="text">
      <style:text-properties fo:background-color="#ffffff"/>
    </style:style>
    <style:style style:name="T18_6" style:family="text">
      <style:text-properties fo:background-color="#ffffff"/>
    </style:style>
    <style:style style:name="T18_7" style:family="text">
      <style:text-properties fo:background-color="#ffffff"/>
    </style:style>
    <style:style style:name="T18_8" style:family="text">
      <style:text-properties fo:background-color="#ffffff"/>
    </style:style>
    <style:style style:name="T18_9" style:family="text">
      <style:text-properties fo:background-color="#ffffff"/>
    </style:style>
    <style:style style:name="T18_10" style:family="text">
      <style:text-properties fo:background-color="#ffffff"/>
    </style:style>
    <style:style style:name="T18_11" style:family="text">
      <style:text-properties fo:background-color="#ffffff"/>
    </style:style>
    <style:style style:name="T18_12" style:family="text">
      <style:text-properties fo:background-color="#ffffff"/>
    </style:style>
    <style:style style:name="T18_13" style:family="text">
      <style:text-properties fo:background-color="#ffffff"/>
    </style:style>
    <style:style style:name="T18_14" style:family="text">
      <style:text-properties fo:background-color="#ffffff"/>
    </style:style>
    <style:style style:name="T18_15" style:family="text">
      <style:text-properties fo:background-color="#ffffff"/>
    </style:style>
    <style:style style:name="T18_16" style:family="text">
      <style:text-properties fo:background-color="#ffffff"/>
    </style:style>
    <style:style style:name="T18_17" style:family="text">
      <style:text-properties fo:background-color="#ffffff"/>
    </style:style>
    <style:style style:name="T18_18" style:family="text">
      <style:text-properties fo:background-color="#ffffff"/>
    </style:style>
    <style:style style:name="T18_19" style:family="text">
      <style:text-properties fo:background-color="#ffffff"/>
    </style:style>
    <style:style style:name="T18_20" style:family="text">
      <style:text-properties fo:background-color="#ffffff"/>
    </style:style>
    <style:style style:name="T18_21" style:family="text">
      <style:text-properties fo:background-color="#ffffff"/>
    </style:style>
    <style:style style:name="T18_22" style:family="text">
      <style:text-properties fo:background-color="#ffffff"/>
    </style:style>
    <style:style style:name="T18_23" style:family="text">
      <style:text-properties fo:background-color="#ffffff"/>
    </style:style>
    <style:style style:name="T18_24" style:family="text">
      <style:text-properties fo:background-color="#ffffff"/>
    </style:style>
    <style:style style:name="T18_25" style:family="text">
      <style:text-properties fo:background-color="#ffffff"/>
    </style:style>
    <style:style style:name="T18_26" style:family="text">
      <style:text-properties fo:background-color="#ffffff"/>
    </style:style>
    <style:style style:name="T18_27" style:family="text">
      <style:text-properties fo:background-color="#ffffff"/>
    </style:style>
    <style:style style:name="T18_28" style:family="text">
      <style:text-properties fo:background-color="#ffffff"/>
    </style:style>
    <style:style style:name="T18_29" style:family="text">
      <style:text-properties fo:background-color="#ffffff"/>
    </style:style>
    <style:style style:name="T18_30" style:family="text">
      <style:text-properties fo:background-color="#ffffff"/>
    </style:style>
    <style:style style:name="T18_31" style:family="text">
      <style:text-properties fo:background-color="#ffffff"/>
    </style:style>
    <style:style style:name="T18_32" style:family="text">
      <style:text-properties fo:background-color="#ffffff"/>
    </style:style>
    <style:style style:name="T18_33" style:family="text">
      <style:text-properties fo:background-color="#ffffff"/>
    </style:style>
    <style:style style:name="T18_34" style:family="text">
      <style:text-properties fo:background-color="#ffffff"/>
    </style:style>
    <style:style style:name="T18_35" style:family="text">
      <style:text-properties fo:background-color="#ffffff"/>
    </style:style>
    <style:style style:name="T18_36" style:family="text">
      <style:text-properties fo:background-color="#ffffff"/>
    </style:style>
    <style:style style:name="T18_37" style:family="text">
      <style:text-properties fo:background-color="#ffffff"/>
    </style:style>
    <style:style style:name="T18_38" style:family="text">
      <style:text-properties fo:background-color="#ffffff"/>
    </style:style>
    <style:style style:name="T18_39" style:family="text">
      <style:text-properties fo:background-color="#ffffff"/>
    </style:style>
    <style:style style:name="T18_40" style:family="text">
      <style:text-properties fo:background-color="#ffffff"/>
    </style:style>
    <style:style style:name="T18_41" style:family="text">
      <style:text-properties fo:background-color="#ffffff"/>
    </style:style>
    <style:style style:name="T18_42" style:family="text">
      <style:text-properties fo:background-color="#ffffff"/>
    </style:style>
    <style:style style:name="T18_43" style:family="text">
      <style:text-properties fo:background-color="#ffffff"/>
    </style:style>
    <style:style style:name="T18_44" style:family="text">
      <style:text-properties fo:background-color="#ffffff"/>
    </style:style>
    <style:style style:name="T18_45" style:family="text">
      <style:text-properties fo:background-color="#ffffff"/>
    </style:style>
    <style:style style:name="T18_46" style:family="text">
      <style:text-properties fo:background-color="#ffffff"/>
    </style:style>
    <style:style style:name="T18_47" style:family="text">
      <style:text-properties fo:background-color="#ffffff"/>
    </style:style>
    <style:style style:name="T18_48" style:family="text">
      <style:text-properties fo:background-color="#ffffff"/>
    </style:style>
    <style:style style:name="T18_49" style:family="text">
      <style:text-properties fo:background-color="#ffffff"/>
    </style:style>
    <style:style style:name="T18_50" style:family="text">
      <style:text-properties fo:background-color="#ffffff"/>
    </style:style>
    <style:style style:name="T18_51" style:family="text">
      <style:text-properties fo:background-color="#ffffff"/>
    </style:style>
    <style:style style:name="T18_52" style:family="text">
      <style:text-properties fo:background-color="#ffffff"/>
    </style:style>
    <style:style style:name="T18_53" style:family="text">
      <style:text-properties fo:background-color="#ffffff"/>
    </style:style>
    <style:style style:name="T18_54" style:family="text">
      <style:text-properties fo:background-color="#ffffff"/>
    </style:style>
    <style:style style:name="T18_55" style:family="text">
      <style:text-properties fo:background-color="#ffffff"/>
    </style:style>
    <style:style style:name="T18_56" style:family="text">
      <style:text-properties fo:background-color="#ffffff"/>
    </style:style>
    <style:style style:name="T18_57" style:family="text">
      <style:text-properties fo:background-color="#ffffff"/>
    </style:style>
    <style:style style:name="T18_58" style:family="text">
      <style:text-properties fo:background-color="#ffffff"/>
    </style:style>
    <style:style style:name="T18_59" style:family="text">
      <style:text-properties fo:background-color="#ffffff"/>
    </style:style>
    <style:style style:name="T18_60" style:family="text">
      <style:text-properties fo:background-color="#ffffff"/>
    </style:style>
    <style:style style:name="T18_61" style:family="text">
      <style:text-properties fo:background-color="#ffffff"/>
    </style:style>
    <style:style style:name="T18_62" style:family="text">
      <style:text-properties fo:background-color="#ffffff"/>
    </style:style>
    <style:style style:name="T18_63" style:family="text">
      <style:text-properties fo:background-color="#ffffff"/>
    </style:style>
    <style:style style:name="T18_64" style:family="text">
      <style:text-properties fo:background-color="#ffffff"/>
    </style:style>
    <style:style style:name="T18_65" style:family="text">
      <style:text-properties fo:background-color="#ffffff"/>
    </style:style>
    <style:style style:name="T18_66" style:family="text">
      <style:text-properties fo:background-color="#ffffff"/>
    </style:style>
    <style:style style:name="T18_67" style:family="text">
      <style:text-properties fo:background-color="#ffffff"/>
    </style:style>
    <style:style style:name="T18_68" style:family="text">
      <style:text-properties fo:background-color="#ffffff"/>
    </style:style>
    <style:style style:name="T18_69" style:family="text">
      <style:text-properties fo:background-color="#ffffff"/>
    </style:style>
    <style:style style:name="T18_70" style:family="text">
      <style:text-properties fo:background-color="#ffffff"/>
    </style:style>
    <style:style style:name="T18_71" style:family="text">
      <style:text-properties fo:background-color="#ffffff"/>
    </style:style>
    <style:style style:name="T18_72" style:family="text">
      <style:text-properties fo:background-color="#ffffff"/>
    </style:style>
    <style:style style:name="T18_73" style:family="text">
      <style:text-properties fo:background-color="#ffffff"/>
    </style:style>
    <style:style style:name="T18_74" style:family="text">
      <style:text-properties fo:background-color="#ffffff"/>
    </style:style>
    <style:style style:name="T18_75" style:family="text">
      <style:text-properties fo:background-color="#ffffff"/>
    </style:style>
    <style:style style:name="T18_76" style:family="text">
      <style:text-properties fo:background-color="#ffffff"/>
    </style:style>
    <style:style style:name="T18_77" style:family="text">
      <style:text-properties fo:background-color="#ffffff"/>
    </style:style>
    <style:style style:name="T18_78" style:family="text">
      <style:text-properties fo:background-color="#ffffff"/>
    </style:style>
    <style:style style:name="T18_79" style:family="text">
      <style:text-properties fo:background-color="#ffffff"/>
    </style:style>
    <style:style style:name="T18_80" style:family="text">
      <style:text-properties fo:background-color="#ffffff"/>
    </style:style>
    <style:style style:name="T18_81" style:family="text">
      <style:text-properties fo:background-color="#ffffff"/>
    </style:style>
    <style:style style:name="T18_82" style:family="text">
      <style:text-properties fo:background-color="#ffffff"/>
    </style:style>
    <style:style style:name="T18_83" style:family="text">
      <style:text-properties fo:background-color="#ffffff"/>
    </style:style>
    <style:style style:name="T18_84" style:family="text">
      <style:text-properties fo:background-color="#ffffff"/>
    </style:style>
    <style:style style:name="T18_85" style:family="text">
      <style:text-properties fo:background-color="#ffffff"/>
    </style:style>
    <style:style style:name="T18_86" style:family="text">
      <style:text-properties fo:background-color="#ffffff"/>
    </style:style>
    <style:style style:name="T18_87" style:family="text">
      <style:text-properties fo:background-color="#ffffff"/>
    </style:style>
    <style:style style:name="T18_88" style:family="text">
      <style:text-properties fo:background-color="#ffffff"/>
    </style:style>
    <style:style style:name="T18_89" style:family="text">
      <style:text-properties fo:background-color="#ffffff"/>
    </style:style>
    <style:style style:name="T18_90" style:family="text">
      <style:text-properties fo:background-color="#ffffff"/>
    </style:style>
    <style:style style:name="T18_91" style:family="text">
      <style:text-properties fo:background-color="#ffffff"/>
    </style:style>
    <style:style style:name="T18_92" style:family="text">
      <style:text-properties fo:background-color="#ffffff"/>
    </style:style>
    <style:style style:name="T18_93" style:family="text">
      <style:text-properties fo:background-color="#ffffff"/>
    </style:style>
    <style:style style:name="T18_94" style:family="text"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1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T24_23" style:family="text">
      <style:text-properties fo:background-color="#ffffff"/>
    </style:style>
    <style:style style:name="T24_24" style:family="text">
      <style:text-properties fo:background-color="#ffffff"/>
    </style:style>
    <style:style style:name="T24_25" style:family="text">
      <style:text-properties fo:background-color="#ffffff"/>
    </style:style>
    <style:style style:name="T24_26" style:family="text">
      <style:text-properties fo:background-color="#ffffff"/>
    </style:style>
    <style:style style:name="T24_27" style:family="text">
      <style:text-properties fo:background-color="#ffffff"/>
    </style:style>
    <style:style style:name="T24_28" style:family="text">
      <style:text-properties fo:background-color="#ffffff"/>
    </style:style>
    <style:style style:name="T24_29" style:family="text">
      <style:text-properties fo:background-color="#ffffff"/>
    </style:style>
    <style:style style:name="T24_30" style:family="text">
      <style:text-properties fo:background-color="#ffffff"/>
    </style:style>
    <style:style style:name="T24_31" style:family="text">
      <style:text-properties fo:background-color="#ffffff"/>
    </style:style>
    <style:style style:name="T24_32" style:family="text">
      <style:text-properties fo:background-color="#ffffff"/>
    </style:style>
    <style:style style:name="T24_33" style:family="text">
      <style:text-properties fo:background-color="#ffffff"/>
    </style:style>
    <style:style style:name="T24_34" style:family="text">
      <style:text-properties fo:background-color="#ffffff"/>
    </style:style>
    <style:style style:name="T24_35" style:family="text">
      <style:text-properties fo:background-color="#ffffff"/>
    </style:style>
    <style:style style:name="T24_36" style:family="text">
      <style:text-properties fo:background-color="#ffffff"/>
    </style:style>
    <style:style style:name="T24_37" style:family="text">
      <style:text-properties fo:background-color="#ffffff"/>
    </style:style>
    <style:style style:name="T24_38" style:family="text">
      <style:text-properties fo:background-color="#ffffff"/>
    </style:style>
    <style:style style:name="T24_39" style:family="text">
      <style:text-properties fo:background-color="#ffffff"/>
    </style:style>
    <style:style style:name="T24_40" style:family="text">
      <style:text-properties fo:background-color="#ffffff"/>
    </style:style>
    <style:style style:name="T24_41" style:family="text">
      <style:text-properties fo:background-color="#ffffff"/>
    </style:style>
    <style:style style:name="T24_42" style:family="text">
      <style:text-properties fo:background-color="#ffffff"/>
    </style:style>
    <style:style style:name="T24_43" style:family="text">
      <style:text-properties fo:background-color="#ffffff"/>
    </style:style>
    <style:style style:name="T24_44" style:family="text">
      <style:text-properties fo:background-color="#ffffff"/>
    </style:style>
    <style:style style:name="T24_45" style:family="text">
      <style:text-properties fo:background-color="#ffffff"/>
    </style:style>
    <style:style style:name="T24_46" style:family="text">
      <style:text-properties fo:background-color="#ffffff"/>
    </style:style>
    <style:style style:name="T24_47" style:family="text">
      <style:text-properties fo:background-color="#ffffff"/>
    </style:style>
    <style:style style:name="T24_48" style:family="text">
      <style:text-properties fo:background-color="#ffffff"/>
    </style:style>
    <style:style style:name="T24_49" style:family="text">
      <style:text-properties fo:background-color="#ffffff"/>
    </style:style>
    <style:style style:name="T24_50" style:family="text">
      <style:text-properties fo:background-color="#ffffff"/>
    </style:style>
    <style:style style:name="T24_51" style:family="text">
      <style:text-properties fo:background-color="#ffffff"/>
    </style:style>
    <style:style style:name="T24_52" style:family="text">
      <style:text-properties fo:background-color="#ffffff"/>
    </style:style>
    <style:style style:name="T24_53" style:family="text">
      <style:text-properties fo:background-color="#ffffff"/>
    </style:style>
    <style:style style:name="T24_54" style:family="text">
      <style:text-properties fo:background-color="#fffff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T25_23" style:family="text">
      <style:text-properties fo:background-color="#ffffff"/>
    </style:style>
    <style:style style:name="T25_24" style:family="text">
      <style:text-properties fo:background-color="#ffffff"/>
    </style:style>
    <style:style style:name="T25_25" style:family="text">
      <style:text-properties fo:background-color="#ffffff"/>
    </style:style>
    <style:style style:name="T25_26" style:family="text">
      <style:text-properties fo:background-color="#ffffff"/>
    </style:style>
    <style:style style:name="T25_27" style:family="text">
      <style:text-properties fo:background-color="#ffffff"/>
    </style:style>
    <style:style style:name="T25_28" style:family="text">
      <style:text-properties fo:background-color="#ffffff"/>
    </style:style>
    <style:style style:name="T25_29" style:family="text">
      <style:text-properties fo:background-color="#ffffff"/>
    </style:style>
    <style:style style:name="T25_30" style:family="text">
      <style:text-properties fo:background-color="#ffffff"/>
    </style:style>
    <style:style style:name="T25_31" style:family="text">
      <style:text-properties fo:background-color="#ffffff"/>
    </style:style>
    <style:style style:name="T25_32" style:family="text">
      <style:text-properties fo:background-color="#ffffff"/>
    </style:style>
    <style:style style:name="T25_33" style:family="text">
      <style:text-properties fo:background-color="#ffffff"/>
    </style:style>
    <style:style style:name="T25_34" style:family="text">
      <style:text-properties fo:background-color="#ffffff"/>
    </style:style>
    <style:style style:name="T25_35" style:family="text">
      <style:text-properties fo:background-color="#ffffff"/>
    </style:style>
    <style:style style:name="T25_36" style:family="text">
      <style:text-properties fo:background-color="#ffffff"/>
    </style:style>
    <style:style style:name="T25_37" style:family="text">
      <style:text-properties fo:background-color="#ffffff"/>
    </style:style>
    <style:style style:name="T25_38" style:family="text">
      <style:text-properties fo:background-color="#ffffff"/>
    </style:style>
    <style:style style:name="T25_39" style:family="text">
      <style:text-properties fo:background-color="#ffffff"/>
    </style:style>
    <style:style style:name="T25_40" style:family="text">
      <style:text-properties fo:background-color="#ffffff"/>
    </style:style>
    <style:style style:name="T25_41" style:family="text">
      <style:text-properties fo:background-color="#ffffff"/>
    </style:style>
    <style:style style:name="T25_42" style:family="text">
      <style:text-properties fo:background-color="#ffffff"/>
    </style:style>
    <style:style style:name="T25_43" style:family="text">
      <style:text-properties fo:background-color="#ffffff"/>
    </style:style>
    <style:style style:name="T25_44" style:family="text">
      <style:text-properties fo:background-color="#ffffff"/>
    </style:style>
    <style:style style:name="T25_45" style:family="text">
      <style:text-properties fo:background-color="#ffffff"/>
    </style:style>
    <style:style style:name="T25_46" style:family="text">
      <style:text-properties fo:background-color="#ffffff"/>
    </style:style>
    <style:style style:name="T25_47" style:family="text">
      <style:text-properties fo:background-color="#ffffff"/>
    </style:style>
    <style:style style:name="T25_48" style:family="text">
      <style:text-properties fo:background-color="#ffffff"/>
    </style:style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>
      <style:text-properties fo:background-color="#ffffff"/>
    </style:style>
    <style:style style:name="T26_2" style:family="text">
      <style:text-properties fo:background-color="#ffffff"/>
    </style:style>
    <style:style style:name="T26_3" style:family="text">
      <style:text-properties fo:background-color="#ffffff"/>
    </style:style>
    <style:style style:name="T26_4" style:family="text">
      <style:text-properties fo:background-color="#ffffff"/>
    </style:style>
    <style:style style:name="T26_5" style:family="text">
      <style:text-properties fo:background-color="#ffffff"/>
    </style:style>
    <style:style style:name="T26_6" style:family="text">
      <style:text-properties fo:background-color="#ffffff"/>
    </style:style>
    <style:style style:name="T26_7" style:family="text">
      <style:text-properties fo:background-color="#ffffff"/>
    </style:style>
    <style:style style:name="T26_8" style:family="text">
      <style:text-properties fo:background-color="#ffffff"/>
    </style:style>
    <style:style style:name="T26_9" style:family="text">
      <style:text-properties fo:background-color="#ffffff"/>
    </style:style>
    <style:style style:name="T26_10" style:family="text">
      <style:text-properties fo:background-color="#ffffff"/>
    </style:style>
    <style:style style:name="T26_11" style:family="text">
      <style:text-properties fo:background-color="#ffffff"/>
    </style:style>
    <style:style style:name="T26_12" style:family="text">
      <style:text-properties fo:background-color="#ffffff"/>
    </style:style>
    <style:style style:name="T26_13" style:family="text">
      <style:text-properties fo:background-color="#ffffff"/>
    </style:style>
    <style:style style:name="T26_14" style:family="text">
      <style:text-properties fo:background-color="#ffffff"/>
    </style:style>
    <style:style style:name="T26_15" style:family="text">
      <style:text-properties fo:background-color="#ffffff"/>
    </style:style>
    <style:style style:name="T26_16" style:family="text">
      <style:text-properties fo:background-color="#ffffff"/>
    </style:style>
    <style:style style:name="T26_17" style:family="text">
      <style:text-properties fo:background-color="#ffffff"/>
    </style:style>
    <style:style style:name="T26_18" style:family="text">
      <style:text-properties fo:background-color="#ffffff"/>
    </style:style>
    <style:style style:name="T26_19" style:family="text">
      <style:text-properties fo:background-color="#ffffff"/>
    </style:style>
    <style:style style:name="T26_20" style:family="text">
      <style:text-properties fo:background-color="#ffffff"/>
    </style:style>
    <style:style style:name="T26_21" style:family="text">
      <style:text-properties fo:background-color="#ffffff"/>
    </style:style>
    <style:style style:name="T26_22" style:family="text">
      <style:text-properties fo:background-color="#ffffff"/>
    </style:style>
    <style:style style:name="T26_23" style:family="text">
      <style:text-properties fo:background-color="#ffffff"/>
    </style:style>
    <style:style style:name="T26_24" style:family="text">
      <style:text-properties fo:background-color="#ffffff"/>
    </style:style>
    <style:style style:name="T26_25" style:family="text">
      <style:text-properties fo:background-color="#ffffff"/>
    </style:style>
    <style:style style:name="T26_26" style:family="text">
      <style:text-properties fo:background-color="#ffffff"/>
    </style:style>
    <style:style style:name="T26_27" style:family="text">
      <style:text-properties fo:background-color="#ffffff"/>
    </style:style>
    <style:style style:name="T26_28" style:family="text">
      <style:text-properties fo:background-color="#ffffff"/>
    </style:style>
    <style:style style:name="T26_29" style:family="text">
      <style:text-properties fo:background-color="#ffffff"/>
    </style:style>
    <style:style style:name="T26_30" style:family="text">
      <style:text-properties fo:background-color="#ffffff"/>
    </style:style>
    <style:style style:name="T26_31" style:family="text">
      <style:text-properties fo:background-color="#ffffff"/>
    </style:style>
    <style:style style:name="T26_32" style:family="text">
      <style:text-properties fo:background-color="#ffffff"/>
    </style:style>
    <style:style style:name="T26_33" style:family="text">
      <style:text-properties fo:background-color="#ffffff"/>
    </style:style>
    <style:style style:name="T26_34" style:family="text">
      <style:text-properties fo:background-color="#ffffff"/>
    </style:style>
    <style:style style:name="T26_35" style:family="text">
      <style:text-properties fo:background-color="#ffffff"/>
    </style:style>
    <style:style style:name="T26_36" style:family="text">
      <style:text-properties fo:background-color="#ffffff"/>
    </style:style>
    <style:style style:name="T26_37" style:family="text">
      <style:text-properties fo:background-color="#ffffff"/>
    </style:style>
    <style:style style:name="T26_38" style:family="text">
      <style:text-properties fo:background-color="#ffffff"/>
    </style:style>
    <style:style style:name="T26_39" style:family="text">
      <style:text-properties fo:background-color="#ffffff"/>
    </style:style>
    <style:style style:name="T26_40" style:family="text">
      <style:text-properties fo:background-color="#ffffff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9_1" style:family="text">
      <style:text-properties fo:color="#000000" style:font-name="Arial" style:font-name-asian="Arial" style:font-name-complex="Arial"/>
    </style:style>
    <style:style style:name="T29_2" style:family="text">
      <style:text-properties fo:color="#000000" style:font-name="Arial" style:font-name-asian="Arial" style:font-name-complex="Arial"/>
    </style:style>
    <style:style style:name="T29_3" style:family="text">
      <style:text-properties fo:color="#000000" style:font-name="Arial" style:font-name-asian="Arial" style:font-name-complex="Arial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>
      <style:text-properties fo:font-weight="bold" style:font-weight-asian="bold" style:font-weight-complex="bold"/>
    </style:style>
    <style:style style:name="T30_11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text-align="center"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T40_7" style:family="text">
      <style:text-properties fo:font-weight="bold" style:font-weight-asian="bold" style:font-weight-complex="bold"/>
    </style:style>
    <style:style style:name="T40_8" style:family="text">
      <style:text-properties fo:font-weight="bold" style:font-weight-asian="bold" style:font-weight-complex="bold"/>
    </style:style>
    <style:style style:name="T40_9" style:family="text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weight="bold" style:font-weight-asian="bold" style:font-weight-complex="bold"/>
    </style:style>
    <style:style style:name="T42_7" style:family="text">
      <style:text-properties fo:font-weight="bold" style:font-weight-asian="bold" style:font-weight-complex="bold"/>
    </style:style>
    <style:style style:name="T42_8" style:family="text">
      <style:text-properties fo:font-weight="bold" style:font-weight-asian="bold" style:font-weight-complex="bold"/>
    </style:style>
    <style:style style:name="T42_9" style:family="text">
      <style:text-properties fo:font-weight="bold" style:font-weight-asian="bold" style:font-weight-complex="bold"/>
    </style:style>
    <style:style style:name="T42_10" style:family="text">
      <style:text-properties fo:font-weight="bold" style:font-weight-asian="bold" style:font-weight-complex="bold"/>
    </style:style>
    <style:style style:name="T42_11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>
      <style:text-properties fo:font-weight="bold" style:font-weight-asian="bold" style:font-weight-complex="bold"/>
    </style:style>
    <style:style style:name="T43_8" style:family="text">
      <style:text-properties fo:font-weight="bold" style:font-weight-asian="bold" style:font-weight-complex="bold"/>
    </style:style>
    <style:style style:name="T43_9" style:family="text">
      <style:text-properties fo:font-weight="bold" style:font-weight-asian="bold" style:font-weight-complex="bold"/>
    </style:style>
    <style:style style:name="T43_10" style:family="text">
      <style:text-properties fo:font-weight="bold" style:font-weight-asian="bold" style:font-weight-complex="bold"/>
    </style:style>
    <style:style style:name="T43_11" style:family="text">
      <style:text-properties fo:font-weight="bold" style:font-weight-asian="bold" style:font-weight-complex="bold"/>
    </style:style>
    <style:style style:name="T43_12" style:family="text">
      <style:text-properties fo:font-weight="bold" style:font-weight-asian="bold" style:font-weight-complex="bold"/>
    </style:style>
    <style:style style:name="T43_13" style:family="text">
      <style:text-properties fo:font-weight="bold" style:font-weight-asian="bold" style:font-weight-complex="bold"/>
    </style:style>
    <style:style style:name="T43_14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6" style:family="paragraph" style:parent-style-name="Standard">
      <style:paragraph-properties fo:text-align="center" fo:break-before="auto" fo:line-height="115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>
      <style:text-properties fo:font-weight="bold" style:font-weight-asian="bold" style:font-weight-complex="bold"/>
    </style:style>
    <style:style style:name="T46_3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>
      <style:text-properties fo:font-weight="bold" style:font-weight-asian="bold" style:font-weight-complex="bold"/>
    </style:style>
    <style:style style:name="T49_5" style:family="text">
      <style:text-properties fo:font-weight="bold" style:font-weight-asian="bold" style:font-weight-complex="bold"/>
    </style:style>
    <style:style style:name="T49_6" style:family="text">
      <style:text-properties fo:font-weight="bold" style:font-weight-asian="bold" style:font-weight-complex="bold"/>
    </style:style>
    <style:style style:name="T49_7" style:family="text">
      <style:text-properties fo:font-weight="bold" style:font-weight-asian="bold" style:font-weight-complex="bold"/>
    </style:style>
    <style:style style:name="T49_8" style:family="text">
      <style:text-properties fo:font-weight="bold" style:font-weight-asian="bold" style:font-weight-complex="bold"/>
    </style:style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T53_7" style:family="text">
      <style:text-properties fo:font-weight="bold" style:font-weight-asian="bold" style:font-weight-complex="bold"/>
    </style:style>
    <style:style style:name="T53_8" style:family="text">
      <style:text-properties fo:font-weight="bold" style:font-weight-asian="bold" style:font-weight-complex="bold"/>
    </style:style>
    <style:style style:name="T53_9" style:family="text">
      <style:text-properties fo:font-weight="bold" style:font-weight-asian="bold" style:font-weight-complex="bold"/>
    </style:style>
    <style:style style:name="T53_10" style:family="text">
      <style:text-properties fo:font-weight="bold" style:font-weight-asian="bold" style:font-weight-complex="bold"/>
    </style:style>
    <style:style style:name="T53_11" style:family="text">
      <style:text-properties fo:font-weight="bold" style:font-weight-asian="bold" style:font-weight-complex="bold"/>
    </style:style>
    <style:style style:name="T53_12" style:family="text">
      <style:text-properties fo:font-weight="bold" style:font-weight-asian="bold" style:font-weight-complex="bold"/>
    </style:style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>
      <style:text-properties fo:font-weight="bold" style:font-weight-asian="bold" style:font-weight-complex="bold"/>
    </style:style>
    <style:style style:name="T54_2" style:family="text">
      <style:text-properties fo:font-weight="bold" style:font-weight-asian="bold" style:font-weight-complex="bold"/>
    </style:style>
    <style:style style:name="T54_3" style:family="text">
      <style:text-properties fo:font-weight="bold" style:font-weight-asian="bold" style:font-weight-complex="bold"/>
    </style:style>
    <style:style style:name="T54_4" style:family="text">
      <style:text-properties fo:font-weight="bold" style:font-weight-asian="bold" style:font-weight-complex="bold"/>
    </style:style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56_1" style:family="text">
      <style:text-properties fo:color="#000000" style:font-name="Arial" style:font-name-asian="Arial" style:font-name-complex="Arial"/>
    </style:style>
    <style:style style:name="T56_2" style:family="text">
      <style:text-properties fo:color="#000000" style:font-name="Arial" style:font-name-asian="Arial" style:font-name-complex="Arial"/>
    </style:style>
    <style:style style:name="T56_3" style:family="text">
      <style:text-properties fo:color="#000000" style:font-name="Arial" style:font-name-asian="Arial" style:font-name-complex="Arial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>
      <style:text-properties fo:background-color="#ffffff"/>
    </style:style>
    <style:style style:name="T57_2" style:family="text">
      <style:text-properties fo:background-color="#ffffff"/>
    </style:style>
    <style:style style:name="T57_3" style:family="text">
      <style:text-properties fo:background-color="#ffffff"/>
    </style:style>
    <style:style style:name="T57_4" style:family="text">
      <style:text-properties fo:background-color="#ffffff"/>
    </style:style>
    <style:style style:name="T57_5" style:family="text">
      <style:text-properties fo:background-color="#ffffff"/>
    </style:style>
    <style:style style:name="T57_6" style:family="text">
      <style:text-properties fo:background-color="#ffffff"/>
    </style:style>
    <style:style style:name="T57_7" style:family="text">
      <style:text-properties fo:background-color="#ffffff"/>
    </style:style>
    <style:style style:name="T57_8" style:family="text">
      <style:text-properties fo:background-color="#ffffff"/>
    </style:style>
    <style:style style:name="T57_9" style:family="text">
      <style:text-properties fo:background-color="#ffffff"/>
    </style:style>
    <style:style style:name="T57_10" style:family="text">
      <style:text-properties fo:background-color="#ffffff"/>
    </style:style>
    <style:style style:name="T57_11" style:family="text">
      <style:text-properties fo:background-color="#ffffff"/>
    </style:style>
    <style:style style:name="T57_12" style:family="text">
      <style:text-properties fo:background-color="#ffffff"/>
    </style:style>
    <style:style style:name="T57_13" style:family="text">
      <style:text-properties fo:background-color="#ffffff"/>
    </style:style>
    <style:style style:name="T57_14" style:family="text">
      <style:text-properties fo:background-color="#ffffff"/>
    </style:style>
    <style:style style:name="T57_15" style:family="text">
      <style:text-properties fo:background-color="#ffffff"/>
    </style:style>
    <style:style style:name="T57_16" style:family="text">
      <style:text-properties fo:background-color="#ffffff"/>
    </style:style>
    <style:style style:name="T57_17" style:family="text">
      <style:text-properties fo:background-color="#ffffff"/>
    </style:style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>
      <style:text-properties fo:background-color="#ffffff"/>
    </style:style>
    <style:style style:name="T58_2" style:family="text">
      <style:text-properties fo:background-color="#ffffff"/>
    </style:style>
    <style:style style:name="T58_3" style:family="text">
      <style:text-properties fo:background-color="#ffffff"/>
    </style:style>
    <style:style style:name="T58_4" style:family="text">
      <style:text-properties fo:background-color="#ffffff"/>
    </style:style>
    <style:style style:name="T58_5" style:family="text">
      <style:text-properties fo:background-color="#ffffff"/>
    </style:style>
    <style:style style:name="T58_6" style:family="text">
      <style:text-properties fo:background-color="#ffffff"/>
    </style:style>
    <style:style style:name="T58_7" style:family="text">
      <style:text-properties fo:background-color="#ffffff"/>
    </style:style>
    <style:style style:name="T58_8" style:family="text">
      <style:text-properties fo:background-color="#ffffff"/>
    </style:style>
    <style:style style:name="T58_9" style:family="text">
      <style:text-properties fo:background-color="#ffffff"/>
    </style:style>
    <style:style style:name="T58_10" style:family="text">
      <style:text-properties fo:background-color="#ffffff"/>
    </style:style>
    <style:style style:name="T58_11" style:family="text">
      <style:text-properties fo:background-color="#ffffff"/>
    </style:style>
    <style:style style:name="T58_12" style:family="text">
      <style:text-properties fo:background-color="#ffffff"/>
    </style:style>
    <style:style style:name="T58_13" style:family="text">
      <style:text-properties fo:background-color="#ffffff"/>
    </style:style>
    <style:style style:name="T58_14" style:family="text">
      <style:text-properties fo:background-color="#ffffff"/>
    </style:style>
    <style:style style:name="T58_15" style:family="text">
      <style:text-properties fo:background-color="#ffffff"/>
    </style:style>
    <style:style style:name="T58_16" style:family="text">
      <style:text-properties fo:background-color="#ffffff"/>
    </style:style>
    <style:style style:name="T58_17" style:family="text">
      <style:text-properties fo:background-color="#ffffff"/>
    </style:style>
    <style:style style:name="T58_18" style:family="text">
      <style:text-properties fo:background-color="#ffffff"/>
    </style:style>
    <style:style style:name="T58_19" style:family="text">
      <style:text-properties fo:background-color="#ffffff"/>
    </style:style>
    <style:style style:name="T58_20" style:family="text">
      <style:text-properties fo:background-color="#ffffff"/>
    </style:style>
    <style:style style:name="T58_21" style:family="text">
      <style:text-properties fo:background-color="#ffffff"/>
    </style:style>
    <style:style style:name="T58_22" style:family="text">
      <style:text-properties fo:background-color="#ffffff"/>
    </style:style>
    <style:style style:name="T58_23" style:family="text">
      <style:text-properties fo:background-color="#ffffff"/>
    </style:style>
    <style:style style:name="T58_24" style:family="text">
      <style:text-properties fo:background-color="#ffffff"/>
    </style:style>
    <style:style style:name="T58_25" style:family="text">
      <style:text-properties fo:background-color="#ffffff"/>
    </style:style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>
      <style:text-properties fo:background-color="#ffffff"/>
    </style:style>
    <style:style style:name="T59_2" style:family="text">
      <style:text-properties fo:background-color="#ffffff"/>
    </style:style>
    <style:style style:name="T59_3" style:family="text">
      <style:text-properties fo:background-color="#ffffff"/>
    </style:style>
    <style:style style:name="T59_4" style:family="text">
      <style:text-properties fo:background-color="#ffffff"/>
    </style:style>
    <style:style style:name="T59_5" style:family="text">
      <style:text-properties fo:background-color="#ffffff"/>
    </style:style>
    <style:style style:name="T59_6" style:family="text">
      <style:text-properties fo:background-color="#ffffff"/>
    </style:style>
    <style:style style:name="T59_7" style:family="text">
      <style:text-properties fo:background-color="#ffffff"/>
    </style:style>
    <style:style style:name="T59_8" style:family="text">
      <style:text-properties fo:background-color="#ffffff"/>
    </style:style>
    <style:style style:name="T59_9" style:family="text">
      <style:text-properties fo:background-color="#ffffff"/>
    </style:style>
    <style:style style:name="T59_10" style:family="text">
      <style:text-properties fo:background-color="#ffffff"/>
    </style:style>
    <style:style style:name="T59_11" style:family="text">
      <style:text-properties fo:background-color="#ffffff"/>
    </style:style>
    <style:style style:name="T59_12" style:family="text">
      <style:text-properties fo:background-color="#ffffff"/>
    </style:style>
    <style:style style:name="T59_13" style:family="text">
      <style:text-properties fo:background-color="#ffffff"/>
    </style:style>
    <style:style style:name="T59_14" style:family="text">
      <style:text-properties fo:background-color="#ffffff"/>
    </style:style>
    <style:style style:name="T59_15" style:family="text">
      <style:text-properties fo:background-color="#ffffff"/>
    </style:style>
    <style:style style:name="T59_16" style:family="text">
      <style:text-properties fo:background-color="#ffffff"/>
    </style:style>
    <style:style style:name="T59_17" style:family="text">
      <style:text-properties fo:background-color="#ffffff"/>
    </style:style>
    <style:style style:name="T59_18" style:family="text">
      <style:text-properties fo:background-color="#ffffff"/>
    </style:style>
    <style:style style:name="T59_19" style:family="text">
      <style:text-properties fo:background-color="#ffffff"/>
    </style:style>
    <style:style style:name="T59_20" style:family="text">
      <style:text-properties fo:background-color="#ffffff"/>
    </style:style>
    <style:style style:name="T59_21" style:family="text">
      <style:text-properties fo:background-color="#ffffff"/>
    </style:style>
    <style:style style:name="T59_22" style:family="text">
      <style:text-properties fo:background-color="#ffffff"/>
    </style:style>
    <style:style style:name="T59_23" style:family="text">
      <style:text-properties fo:background-color="#ffffff"/>
    </style:style>
    <style:style style:name="T59_24" style:family="text">
      <style:text-properties fo:background-color="#ffffff"/>
    </style:style>
    <style:style style:name="T59_25" style:family="text">
      <style:text-properties fo:background-color="#ffffff"/>
    </style:style>
    <style:style style:name="T59_26" style:family="text">
      <style:text-properties fo:background-color="#ffffff"/>
    </style:style>
    <style:style style:name="T59_27" style:family="text">
      <style:text-properties fo:background-color="#ffffff"/>
    </style:style>
    <style:style style:name="T59_28" style:family="text">
      <style:text-properties fo:background-color="#ffffff"/>
    </style:style>
    <style:style style:name="T59_29" style:family="text">
      <style:text-properties fo:background-color="#ffffff"/>
    </style:style>
    <style:style style:name="T59_30" style:family="text">
      <style:text-properties fo:background-color="#ffffff"/>
    </style:style>
    <style:style style:name="T59_31" style:family="text">
      <style:text-properties fo:background-color="#ffffff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background-color="#ffffff"/>
    </style:style>
    <style:style style:name="T60_2" style:family="text">
      <style:text-properties fo:background-color="#ffffff"/>
    </style:style>
    <style:style style:name="T60_3" style:family="text">
      <style:text-properties fo:background-color="#ffffff"/>
    </style:style>
    <style:style style:name="T60_4" style:family="text">
      <style:text-properties fo:background-color="#ffffff"/>
    </style:style>
    <style:style style:name="T60_5" style:family="text">
      <style:text-properties fo:background-color="#ffffff"/>
    </style:style>
    <style:style style:name="T60_6" style:family="text">
      <style:text-properties fo:background-color="#ffffff"/>
    </style:style>
    <style:style style:name="T60_7" style:family="text">
      <style:text-properties fo:background-color="#ffffff"/>
    </style:style>
    <style:style style:name="T60_8" style:family="text">
      <style:text-properties fo:background-color="#ffffff"/>
    </style:style>
    <style:style style:name="T60_9" style:family="text">
      <style:text-properties fo:background-color="#ffffff"/>
    </style:style>
    <style:style style:name="T60_10" style:family="text">
      <style:text-properties fo:background-color="#ffffff"/>
    </style:style>
    <style:style style:name="T60_11" style:family="text">
      <style:text-properties fo:background-color="#ffffff"/>
    </style:style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>
      <style:text-properties fo:background-color="#ffffff"/>
    </style:style>
    <style:style style:name="T61_2" style:family="text">
      <style:text-properties fo:background-color="#ffffff"/>
    </style:style>
    <style:style style:name="T61_3" style:family="text">
      <style:text-properties fo:background-color="#ffffff"/>
    </style:style>
    <style:style style:name="T61_4" style:family="text">
      <style:text-properties fo:background-color="#ffffff"/>
    </style:style>
    <style:style style:name="T61_5" style:family="text">
      <style:text-properties fo:background-color="#ffffff"/>
    </style:style>
    <style:style style:name="T61_6" style:family="text">
      <style:text-properties fo:background-color="#ffffff"/>
    </style:style>
    <style:style style:name="T61_7" style:family="text">
      <style:text-properties fo:background-color="#ffffff"/>
    </style:style>
    <style:style style:name="T61_8" style:family="text">
      <style:text-properties fo:background-color="#ffffff"/>
    </style:style>
    <style:style style:name="T61_9" style:family="text">
      <style:text-properties fo:background-color="#ffffff"/>
    </style:style>
    <style:style style:name="T61_10" style:family="text">
      <style:text-properties fo:background-color="#ffffff"/>
    </style:style>
    <style:style style:name="T61_11" style:family="text">
      <style:text-properties fo:background-color="#ffffff"/>
    </style:style>
    <style:style style:name="T61_12" style:family="text">
      <style:text-properties fo:background-color="#ffffff"/>
    </style:style>
    <style:style style:name="T61_13" style:family="text">
      <style:text-properties fo:background-color="#ffffff"/>
    </style:style>
    <style:style style:name="T61_14" style:family="text">
      <style:text-properties fo:background-color="#ffffff"/>
    </style:style>
    <style:style style:name="T61_15" style:family="text">
      <style:text-properties fo:background-color="#ffffff"/>
    </style:style>
    <style:style style:name="T61_16" style:family="text">
      <style:text-properties fo:background-color="#ffffff"/>
    </style:style>
    <style:style style:name="T61_17" style:family="text">
      <style:text-properties fo:background-color="#ffffff"/>
    </style:style>
    <style:style style:name="T61_18" style:family="text">
      <style:text-properties fo:background-color="#ffffff"/>
    </style:style>
    <style:style style:name="T61_19" style:family="text">
      <style:text-properties fo:background-color="#ffffff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j2rbxagp18i5"/><text:bookmark-end text:name="h.j2rbxagp18i5"/><text:span text:style-name="T1_1">Gilbert</text:span><text:span text:style-name="T1_2"><text:s/></text:span><text:span text:style-name="T1_3">Sleeb</text:span><text:span text:style-name="T1_4"><text:s/>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Gilbert</text:span><text:span text:style-name="T3_6"><text:s/></text:span><text:span text:style-name="T3_7">Sleeb</text:span><text:span text:style-name="T3_8">,<text:s/></text:span><text:span text:style-name="T3_9">Lutons</text:span><text:span text:style-name="T3_10"><text:s/></text:span><text:span text:style-name="T3_11">wise</text:span><text:span text:style-name="T3_12"><text:s/></text:span><text:span text:style-name="T3_13">and</text:span><text:span text:style-name="T3_14"><text:s/></text:span><text:span text:style-name="T3_15">respected</text:span><text:span text:style-name="T3_16"><text:s/></text:span><text:span text:style-name="T3_17">judge</text:span><text:span text:style-name="T3_18">.<text:s/></text:span><text:span text:style-name="T3_19">And</text:span><text:span text:style-name="T3_20"><text:s/></text:span><text:span text:style-name="T3_21">you</text:span><text:span text:style-name="T3_22"><text:s/></text:span><text:span text:style-name="T3_23">are</text:span><text:span text:style-name="T3_24"><text:s/></text:span><text:span text:style-name="T3_25">outraged</text:span><text:span text:style-name="T3_26">!<text:s/></text:span><text:span text:style-name="T3_27">Outraged</text:span><text:span text:style-name="T3_28"><text:s/></text:span><text:span text:style-name="T3_29">that</text:span><text:span text:style-name="T3_30"><text:s/></text:span><text:span text:style-name="T3_31">a</text:span><text:span text:style-name="T3_32"><text:s/></text:span><text:span text:style-name="T3_33">man</text:span><text:span text:style-name="T3_34"><text:s/></text:span><text:span text:style-name="T3_35">of</text:span><text:span text:style-name="T3_36"><text:s/></text:span><text:span text:style-name="T3_37">such</text:span><text:span text:style-name="T3_38"><text:s/></text:span><text:span text:style-name="T3_39">high</text:span><text:span text:style-name="T3_40"><text:s/></text:span><text:span text:style-name="T3_41">standing</text:span><text:span text:style-name="T3_42"><text:s/></text:span><text:span text:style-name="T3_43">as</text:span><text:span text:style-name="T3_44"><text:s/></text:span><text:span text:style-name="T3_45">Duke</text:span><text:span text:style-name="T3_46"><text:s/></text:span><text:span text:style-name="T3_47">Smallwood</text:span><text:span text:style-name="T3_48"><text:s/></text:span><text:span text:style-name="T3_49">could</text:span><text:span text:style-name="T3_50"><text:s/></text:span><text:span text:style-name="T3_51">be</text:span><text:span text:style-name="T3_52"><text:s/></text:span><text:span text:style-name="T3_53">struck</text:span><text:span text:style-name="T3_54"><text:s/></text:span><text:span text:style-name="T3_55">down</text:span><text:span text:style-name="T3_56">.<text:s/></text:span><text:span text:style-name="T3_57">You</text:span><text:span text:style-name="T3_58"><text:s/></text:span><text:span text:style-name="T3_59">are</text:span><text:span text:style-name="T3_60"><text:s/></text:span><text:span text:style-name="T3_61">determined</text:span><text:span text:style-name="T3_62"><text:s/></text:span><text:span text:style-name="T3_63">to</text:span><text:span text:style-name="T3_64"><text:s/></text:span><text:span text:style-name="T3_65">get</text:span><text:span text:style-name="T3_66"><text:s/></text:span><text:span text:style-name="T3_67">to</text:span><text:span text:style-name="T3_68"><text:s/></text:span><text:span text:style-name="T3_69">the</text:span><text:span text:style-name="T3_70"><text:s/></text:span><text:span text:style-name="T3_71">bottom</text:span><text:span text:style-name="T3_72"><text:s/></text:span><text:span text:style-name="T3_73">of</text:span><text:span text:style-name="T3_74"><text:s/></text:span><text:span text:style-name="T3_75">this</text:span><text:span text:style-name="T3_76"><text:s/></text:span><text:span text:style-name="T3_77">nasty</text:span><text:span text:style-name="T3_78"><text:s/></text:span><text:span text:style-name="T3_79">killing</text:span><text:span text:style-name="T3_80">!</text:span></text:p>
      <text:p text:style-name="P4"/>
      <text:p text:style-name="P5"><text:span text:style-name="T5_1">Although</text:span><text:span text:style-name="T5_2">,<text:s/></text:span><text:span text:style-name="T5_3">you</text:span><text:span text:style-name="T5_4"><text:s/></text:span><text:span text:style-name="T5_5">do</text:span><text:span text:style-name="T5_6"><text:s/></text:span><text:span text:style-name="T5_7">admit</text:span><text:span text:style-name="T5_8"><text:s/></text:span><text:span text:style-name="T5_9">that</text:span><text:span text:style-name="T5_10"><text:s/></text:span><text:span text:style-name="T5_11">his</text:span><text:span text:style-name="T5_12"><text:s/></text:span><text:span text:style-name="T5_13">death</text:span><text:span text:style-name="T5_14"><text:s/></text:span><text:span text:style-name="T5_15">is</text:span><text:span text:style-name="T5_16"><text:s/></text:span><text:span text:style-name="T5_17">rather</text:span><text:span text:style-name="T5_18"><text:s/></text:span><text:span text:style-name="T5_19">convenient</text:span><text:span text:style-name="T5_20"><text:s/></text:span><text:span text:style-name="T5_21">for</text:span><text:span text:style-name="T5_22"><text:s/></text:span><text:span text:style-name="T5_23">you</text:span><text:span text:style-name="T5_24">.<text:s/></text:span><text:span text:style-name="T5_25">For</text:span><text:span text:style-name="T5_26"><text:s/></text:span><text:span text:style-name="T5_27">many</text:span><text:span text:style-name="T5_28"><text:s/></text:span><text:span text:style-name="T5_29">months</text:span><text:span text:style-name="T5_30"><text:s/></text:span><text:span text:style-name="T5_31">now</text:span><text:span text:style-name="T5_32"><text:s/></text:span><text:span text:style-name="T5_33">you</text:span><text:span text:style-name="T5_34"><text:s/></text:span><text:span text:style-name="T5_35">have</text:span><text:span text:style-name="T5_36"><text:s/></text:span><text:span text:style-name="T5_37">been</text:span><text:span text:style-name="T5_38"><text:s/></text:span><text:span text:style-name="T5_39">having</text:span><text:span text:style-name="T5_40"><text:s/></text:span><text:span text:style-name="T5_41">a</text:span><text:span text:style-name="T5_42"><text:s/></text:span><text:span text:style-name="T5_43">sordid</text:span><text:span text:style-name="T5_44"><text:s/></text:span><text:span text:style-name="T5_45">affair</text:span><text:span text:style-name="T5_46"><text:s/></text:span><text:span text:style-name="T5_47">with</text:span><text:span text:style-name="T5_48"><text:s/></text:span><text:span text:style-name="T5_49">Duchess</text:span><text:span text:style-name="T5_50"><text:s/></text:span><text:span text:style-name="T5_51">Agnes</text:span><text:span text:style-name="T5_52"><text:s/></text:span><text:span text:style-name="T5_53">Smallwood</text:span><text:span text:style-name="T5_54">.<text:s/></text:span><text:span text:style-name="T5_55">His</text:span><text:span text:style-name="T5_56"><text:s/></text:span><text:span text:style-name="T5_57">death</text:span><text:span text:style-name="T5_58"><text:s/></text:span><text:span text:style-name="T5_59">means</text:span><text:span text:style-name="T5_60"><text:s/></text:span><text:span text:style-name="T5_61">that</text:span><text:span text:style-name="T5_62"><text:s/></text:span><text:span text:style-name="T5_63">you</text:span><text:span text:style-name="T5_64"><text:s/></text:span><text:span text:style-name="T5_65">can</text:span><text:span text:style-name="T5_66"><text:s/></text:span><text:span text:style-name="T5_67">continue</text:span><text:span text:style-name="T5_68"><text:s/></text:span><text:span text:style-name="T5_69">the</text:span><text:span text:style-name="T5_70"><text:s/></text:span><text:span text:style-name="T5_71">affair</text:span><text:span text:style-name="T5_72"><text:s/></text:span><text:span text:style-name="T5_73">without</text:span><text:span text:style-name="T5_74"><text:s/></text:span><text:span text:style-name="T5_75">the</text:span><text:span text:style-name="T5_76"><text:s/></text:span><text:span text:style-name="T5_77">continued</text:span><text:span text:style-name="T5_78"><text:s/></text:span><text:span text:style-name="T5_79">taint</text:span><text:span text:style-name="T5_80"><text:s/></text:span><text:span text:style-name="T5_81">of</text:span><text:span text:style-name="T5_82"><text:s/></text:span><text:span text:style-name="T5_83">adultery</text:span><text:span text:style-name="T5_84">.<text:s/></text:span><text:span text:style-name="T5_85">Heck</text:span><text:span text:style-name="T5_86">,<text:s/></text:span><text:span text:style-name="T5_87">you</text:span><text:span text:style-name="T5_88"><text:s/></text:span><text:span text:style-name="T5_89">may</text:span><text:span text:style-name="T5_90"><text:s/></text:span><text:span text:style-name="T5_91">even</text:span><text:span text:style-name="T5_92"><text:s/></text:span><text:span text:style-name="T5_93">be</text:span><text:span text:style-name="T5_94"><text:s/></text:span><text:span text:style-name="T5_95">able</text:span><text:span text:style-name="T5_96"><text:s/></text:span><text:span text:style-name="T5_97">to</text:span><text:span text:style-name="T5_98"><text:s/></text:span><text:span text:style-name="T5_99">convince</text:span><text:span text:style-name="T5_100"><text:s/></text:span><text:span text:style-name="T5_101">the</text:span><text:span text:style-name="T5_102"><text:s/></text:span><text:span text:style-name="T5_103">new</text:span><text:span text:style-name="T5_104"><text:s/></text:span><text:span text:style-name="T5_105">widow</text:span><text:span text:style-name="T5_106"><text:s/></text:span><text:span text:style-name="T5_107">to</text:span><text:span text:style-name="T5_108"><text:s/></text:span><text:span text:style-name="T5_109">marry</text:span><text:span text:style-name="T5_110"><text:s/></text:span><text:span text:style-name="T5_111">you</text:span><text:span text:style-name="T5_112">!</text:span></text:p>
      <text:p text:style-name="P6"/>
      <text:p text:style-name="P7"><text:span text:style-name="T7_1">Its</text:span><text:span text:style-name="T7_2"><text:s/></text:span><text:span text:style-name="T7_3">just</text:span><text:span text:style-name="T7_4"><text:s/></text:span><text:span text:style-name="T7_5">one</text:span><text:span text:style-name="T7_6"><text:s/></text:span><text:span text:style-name="T7_7">less</text:span><text:span text:style-name="T7_8"><text:s/></text:span><text:span text:style-name="T7_9">concern</text:span><text:span text:style-name="T7_10"><text:s/></text:span><text:span text:style-name="T7_11">for</text:span><text:span text:style-name="T7_12"><text:s/></text:span><text:span text:style-name="T7_13">you</text:span><text:span text:style-name="T7_14">,<text:s/></text:span><text:span text:style-name="T7_15">among</text:span><text:span text:style-name="T7_16"><text:s/></text:span><text:span text:style-name="T7_17">the</text:span><text:span text:style-name="T7_18"><text:s/></text:span><text:span text:style-name="T7_19">many</text:span><text:span text:style-name="T7_20"><text:s/></text:span><text:span text:style-name="T7_21">others</text:span><text:span text:style-name="T7_22"><text:s/></text:span><text:span text:style-name="T7_23">that</text:span><text:span text:style-name="T7_24"><text:s/></text:span><text:span text:style-name="T7_25">you</text:span><text:span text:style-name="T7_26"><text:s/></text:span><text:span text:style-name="T7_27">have</text:span><text:span text:style-name="T7_28">:</text:span></text:p>
      <text:list text:style-name="LS1" xml:id="list0">
        <text:list-item>
          <text:p text:style-name="P8"><text:span text:style-name="T8_1">Recently</text:span><text:span text:style-name="T8_2"><text:s/></text:span><text:span text:style-name="T8_3">you</text:span><text:span text:style-name="T8_4"><text:s/></text:span><text:span text:style-name="T8_5">have</text:span><text:span text:style-name="T8_6"><text:s/></text:span><text:span text:style-name="T8_7">been</text:span><text:span text:style-name="T8_8"><text:s/></text:span><text:span text:style-name="T8_9">noticing</text:span><text:span text:style-name="T8_10"><text:s/></text:span><text:span text:style-name="T8_11">that</text:span><text:span text:style-name="T8_12"><text:s/></text:span><text:span text:style-name="T8_13">things</text:span><text:span text:style-name="T8_14"><text:s/></text:span><text:span text:style-name="T8_15">have</text:span><text:span text:style-name="T8_16"><text:s/></text:span><text:span text:style-name="T8_17">been</text:span><text:span text:style-name="T8_18"><text:s/></text:span><text:span text:style-name="T8_19">going</text:span><text:span text:style-name="T8_20"><text:s/></text:span><text:span text:style-name="T8_21">missing</text:span><text:span text:style-name="T8_22"><text:s/></text:span><text:span text:style-name="T8_23">from</text:span><text:span text:style-name="T8_24"><text:s/></text:span><text:span text:style-name="T8_25">your</text:span><text:span text:style-name="T8_26"><text:s/></text:span><text:span text:style-name="T8_27">cellar</text:span><text:span text:style-name="T8_28">.<text:s/></text:span><text:span text:style-name="T8_29">Mainly</text:span><text:span text:style-name="T8_30"><text:s/></text:span><text:span text:style-name="T8_31">rare</text:span><text:span text:style-name="T8_32"><text:s/></text:span><text:span text:style-name="T8_33">ingredients</text:span><text:span text:style-name="T8_34"><text:s/></text:span><text:span text:style-name="T8_35">that</text:span><text:span text:style-name="T8_36"><text:s/></text:span><text:span text:style-name="T8_37">you</text:span><text:span text:style-name="T8_38"><text:s/></text:span><text:span text:style-name="T8_39">have</text:span><text:span text:style-name="T8_40"><text:s/></text:span><text:span text:style-name="T8_41">collected</text:span><text:span text:style-name="T8_42"><text:s/></text:span><text:span text:style-name="T8_43">from</text:span><text:span text:style-name="T8_44"><text:s/></text:span><text:span text:style-name="T8_45">trips</text:span><text:span text:style-name="T8_46"><text:s/></text:span><text:span text:style-name="T8_47">overseas</text:span><text:span text:style-name="T8_48"><text:s/></text:span><text:span text:style-name="T8_49">and</text:span><text:span text:style-name="T8_50"><text:s/></text:span><text:span text:style-name="T8_51">around</text:span><text:span text:style-name="T8_52"><text:s/></text:span><text:span text:style-name="T8_53">the</text:span><text:span text:style-name="T8_54"><text:s/></text:span><text:span text:style-name="T8_55">country</text:span><text:span text:style-name="T8_56">.<text:s/></text:span><text:span text:style-name="T8_57">You</text:span><text:span text:style-name="T8_58"><text:s/></text:span><text:span text:style-name="T8_59">would</text:span><text:span text:style-name="T8_60"><text:s/></text:span><text:span text:style-name="T8_61">quite</text:span><text:span text:style-name="T8_62"><text:s/></text:span><text:span text:style-name="T8_63">like</text:span><text:span text:style-name="T8_64"><text:s/></text:span><text:span text:style-name="T8_65">to</text:span><text:span text:style-name="T8_66"><text:s/></text:span><text:span text:style-name="T8_67">find</text:span><text:span text:style-name="T8_68"><text:s/></text:span><text:span text:style-name="T8_69">out</text:span><text:span text:style-name="T8_70"><text:s/></text:span><text:span text:style-name="T8_71">who</text:span><text:span text:style-name="T8_72"><text:s/></text:span><text:span text:style-name="T8_73">is</text:span><text:span text:style-name="T8_74"><text:s/></text:span><text:span text:style-name="T8_75">responsible</text:span><text:span text:style-name="T8_76"><text:s/></text:span><text:span text:style-name="T8_77">and</text:span><text:span text:style-name="T8_78"><text:s/></text:span><text:span text:style-name="T8_79">make</text:span><text:span text:style-name="T8_80"><text:s/></text:span><text:span text:style-name="T8_81">sure</text:span><text:span text:style-name="T8_82"><text:s/></text:span><text:span text:style-name="T8_83">your</text:span><text:span text:style-name="T8_84"><text:s/></text:span><text:span text:style-name="T8_85">good</text:span><text:span text:style-name="T8_86"><text:s/></text:span><text:span text:style-name="T8_87">colleague</text:span><text:span text:style-name="T8_88">,<text:s/></text:span><text:span text:style-name="T8_89">the</text:span><text:span text:style-name="T8_90"><text:s/></text:span><text:span text:style-name="T8_91">Sheriff</text:span><text:span text:style-name="T8_92">,<text:s/></text:span><text:span text:style-name="T8_93">Donatus</text:span><text:span text:style-name="T8_94"><text:s/></text:span><text:span text:style-name="T8_95">McVicar</text:span><text:span text:style-name="T8_96"><text:s/></text:span><text:span text:style-name="T8_97">brings</text:span><text:span text:style-name="T8_98"><text:s/></text:span><text:span text:style-name="T8_99">them</text:span><text:span text:style-name="T8_100"><text:s/></text:span><text:span text:style-name="T8_101">to</text:span><text:span text:style-name="T8_102"><text:s/></text:span><text:span text:style-name="T8_103">justice</text:span><text:span text:style-name="T8_104">.</text:span></text:p>
        </text:list-item>
        <text:list-item>
          <text:p text:style-name="P9"><text:span text:style-name="T9_1">Speaking</text:span><text:span text:style-name="T9_2"><text:s/></text:span><text:span text:style-name="T9_3">of</text:span><text:span text:style-name="T9_4"><text:s/></text:span><text:span text:style-name="T9_5">Donatus</text:span><text:span text:style-name="T9_6">,<text:s/></text:span><text:span text:style-name="T9_7">as</text:span><text:span text:style-name="T9_8"><text:s/></text:span><text:span text:style-name="T9_9">the</text:span><text:span text:style-name="T9_10"><text:s/></text:span><text:span text:style-name="T9_11">town</text:span><text:span text:style-name="T9_12">’</text:span><text:span text:style-name="T9_13">s</text:span><text:span text:style-name="T9_14"><text:s/></text:span><text:span text:style-name="T9_15">main</text:span><text:span text:style-name="T9_16"><text:s/></text:span><text:span text:style-name="T9_17">law</text:span><text:span text:style-name="T9_18"><text:s/></text:span><text:span text:style-name="T9_19">enforcement</text:span><text:span text:style-name="T9_20"><text:s/></text:span><text:span text:style-name="T9_21">officer</text:span><text:span text:style-name="T9_22">,<text:s/></text:span><text:span text:style-name="T9_23">you</text:span><text:span text:style-name="T9_24"><text:s/></text:span><text:span text:style-name="T9_25">like</text:span><text:span text:style-name="T9_26"><text:s/></text:span><text:span text:style-name="T9_27">to</text:span><text:span text:style-name="T9_28"><text:s/></text:span><text:span text:style-name="T9_29">make</text:span><text:span text:style-name="T9_30"><text:s/></text:span><text:span text:style-name="T9_31">sure</text:span><text:span text:style-name="T9_32"><text:s/></text:span><text:span text:style-name="T9_33">he</text:span><text:span text:style-name="T9_34"><text:s/></text:span><text:span text:style-name="T9_35">stays</text:span><text:span text:style-name="T9_36"><text:s/></text:span><text:span text:style-name="T9_37">safe</text:span><text:span text:style-name="T9_38"><text:s/>-<text:s/></text:span><text:span text:style-name="T9_39">as</text:span><text:span text:style-name="T9_40"><text:s/></text:span><text:span text:style-name="T9_41">otherwise</text:span><text:span text:style-name="T9_42"><text:s/></text:span><text:span text:style-name="T9_43">his</text:span><text:span text:style-name="T9_44"><text:s/></text:span><text:span text:style-name="T9_45">responsibilities</text:span><text:span text:style-name="T9_46"><text:s/></text:span><text:span text:style-name="T9_47">would</text:span><text:span text:style-name="T9_48"><text:s/></text:span><text:span text:style-name="T9_49">fall</text:span><text:span text:style-name="T9_50"><text:s/></text:span><text:span text:style-name="T9_51">on</text:span><text:span text:style-name="T9_52"><text:s/></text:span><text:span text:style-name="T9_53">you</text:span><text:span text:style-name="T9_54"><text:s/>-<text:s/></text:span><text:span text:style-name="T9_55">you</text:span><text:span text:style-name="T9_56"><text:s/></text:span><text:span text:style-name="T9_57">know</text:span><text:span text:style-name="T9_58"><text:s/></text:span><text:span text:style-name="T9_59">that</text:span><text:span text:style-name="T9_60"><text:s/></text:span><text:span text:style-name="T9_61">he</text:span><text:span text:style-name="T9_62"><text:s/></text:span><text:span text:style-name="T9_63">has</text:span><text:span text:style-name="T9_64"><text:s/></text:span><text:span text:style-name="T9_65">been</text:span><text:span text:style-name="T9_66"><text:s/></text:span><text:span text:style-name="T9_67">receiving</text:span><text:span text:style-name="T9_68"><text:s/></text:span><text:span text:style-name="T9_69">an</text:span><text:span text:style-name="T9_70"><text:s/></text:span><text:span text:style-name="T9_71">increased</text:span><text:span text:style-name="T9_72"><text:s/></text:span><text:span text:style-name="T9_73">number</text:span><text:span text:style-name="T9_74"><text:s/></text:span><text:span text:style-name="T9_75">of</text:span><text:span text:style-name="T9_76"><text:s/></text:span><text:span text:style-name="T9_77">threats</text:span><text:span text:style-name="T9_78"><text:s/></text:span><text:span text:style-name="T9_79">recently</text:span><text:span text:style-name="T9_80">.<text:s/></text:span><text:span text:style-name="T9_81">You</text:span><text:span text:style-name="T9_82"><text:s/></text:span><text:span text:style-name="T9_83">also</text:span><text:span text:style-name="T9_84"><text:s/></text:span><text:span text:style-name="T9_85">learnt</text:span><text:span text:style-name="T9_86"><text:s/></text:span><text:span text:style-name="T9_87">unusually</text:span><text:span text:style-name="T9_88"><text:s/></text:span><text:span text:style-name="T9_89">that</text:span><text:span text:style-name="T9_90"><text:s/></text:span><text:span text:style-name="T9_91">he</text:span><text:span text:style-name="T9_92"><text:s/></text:span><text:span text:style-name="T9_93">purchased</text:span><text:span text:style-name="T9_94"><text:s/></text:span><text:span text:style-name="T9_95">his</text:span><text:span text:style-name="T9_96"><text:s/></text:span><text:span text:style-name="T9_97">sheriff</text:span><text:span text:style-name="T9_98">’</text:span><text:span text:style-name="T9_99">s</text:span><text:span text:style-name="T9_100"><text:s/></text:span><text:span text:style-name="T9_101">station</text:span><text:span text:style-name="T9_102"><text:s/></text:span><text:span text:style-name="T9_103">rather</text:span><text:span text:style-name="T9_104"><text:s/></text:span><text:span text:style-name="T9_105">than</text:span><text:span text:style-name="T9_106"><text:s/></text:span><text:span text:style-name="T9_107">being</text:span><text:span text:style-name="T9_108"><text:s/></text:span><text:span text:style-name="T9_109">assigned</text:span><text:span text:style-name="T9_110"><text:s/></text:span><text:span text:style-name="T9_111">there</text:span><text:span text:style-name="T9_112">.</text:span></text:p>
        </text:list-item>
        <text:list-item>
          <text:p text:style-name="P10"><text:span text:style-name="T10_1">On</text:span><text:span text:style-name="T10_2"><text:s/></text:span><text:span text:style-name="T10_3">a</text:span><text:span text:style-name="T10_4"><text:s/></text:span><text:span text:style-name="T10_5">recent</text:span><text:span text:style-name="T10_6"><text:s/></text:span><text:span text:style-name="T10_7">trip</text:span><text:span text:style-name="T10_8"><text:s/></text:span><text:span text:style-name="T10_9">to</text:span><text:span text:style-name="T10_10"><text:s/></text:span><text:span text:style-name="T10_11">London</text:span><text:span text:style-name="T10_12"><text:s/></text:span><text:span text:style-name="T10_13">you</text:span><text:span text:style-name="T10_14"><text:s/></text:span><text:span text:style-name="T10_15">saw</text:span><text:span text:style-name="T10_16"><text:s/></text:span><text:span text:style-name="T10_17">a</text:span><text:span text:style-name="T10_18"><text:s/></text:span><text:span text:style-name="T10_19">brothel</text:span><text:span text:style-name="T10_20"><text:s/></text:span><text:span text:style-name="T10_21">owner</text:span><text:span text:style-name="T10_22"><text:s/></text:span><text:span text:style-name="T10_23">stab</text:span><text:span text:style-name="T10_24"><text:s/></text:span><text:span text:style-name="T10_25">a</text:span><text:span text:style-name="T10_26"><text:s/></text:span><text:span text:style-name="T10_27">man</text:span><text:span text:style-name="T10_28"><text:s/></text:span><text:span text:style-name="T10_29">to</text:span><text:span text:style-name="T10_30"><text:s/></text:span><text:span text:style-name="T10_31">death</text:span><text:span text:style-name="T10_32"><text:s/></text:span><text:span text:style-name="T10_33">at</text:span><text:span text:style-name="T10_34"><text:s/></text:span><text:span text:style-name="T10_35">the</text:span><text:span text:style-name="T10_36"><text:s/></text:span><text:span text:style-name="T10_37">London</text:span><text:span text:style-name="T10_38"><text:s/></text:span><text:span text:style-name="T10_39">Meat</text:span><text:span text:style-name="T10_40"><text:s/></text:span><text:span text:style-name="T10_41">Markets</text:span><text:span text:style-name="T10_42">.<text:s/></text:span><text:span text:style-name="T10_43">Afterwards</text:span><text:span text:style-name="T10_44"><text:s/></text:span><text:span text:style-name="T10_45">the</text:span><text:span text:style-name="T10_46"><text:s/></text:span><text:span text:style-name="T10_47">killer</text:span><text:span text:style-name="T10_48"><text:s/></text:span><text:span text:style-name="T10_49">pretended</text:span><text:span text:style-name="T10_50"><text:s/></text:span><text:span text:style-name="T10_51">to</text:span><text:span text:style-name="T10_52"><text:s/></text:span><text:span text:style-name="T10_53">be</text:span><text:span text:style-name="T10_54"><text:s/></text:span><text:span text:style-name="T10_55">a</text:span><text:span text:style-name="T10_56"><text:s/></text:span><text:span text:style-name="T10_57">Royalist</text:span><text:span text:style-name="T10_58"><text:s/></text:span><text:span text:style-name="T10_59">and</text:span><text:span text:style-name="T10_60"><text:s/></text:span><text:span text:style-name="T10_61">that</text:span><text:span text:style-name="T10_62"><text:s/></text:span><text:span text:style-name="T10_63">the</text:span><text:span text:style-name="T10_64"><text:s/></text:span><text:span text:style-name="T10_65">killing</text:span><text:span text:style-name="T10_66"><text:s/></text:span><text:span text:style-name="T10_67">was</text:span><text:span text:style-name="T10_68"><text:s/></text:span><text:span text:style-name="T10_69">politically</text:span><text:span text:style-name="T10_70"><text:s/></text:span><text:span text:style-name="T10_71">motivated</text:span><text:span text:style-name="T10_72"><text:s/></text:span><text:span text:style-name="T10_73">but</text:span><text:span text:style-name="T10_74"><text:s/></text:span><text:span text:style-name="T10_75">you</text:span><text:span text:style-name="T10_76"><text:s/></text:span><text:span text:style-name="T10_77">are</text:span><text:span text:style-name="T10_78"><text:s/></text:span><text:span text:style-name="T10_79">pretty</text:span><text:span text:style-name="T10_80"><text:s/></text:span><text:span text:style-name="T10_81">sure</text:span><text:span text:style-name="T10_82"><text:s/></text:span><text:span text:style-name="T10_83">it</text:span><text:span text:style-name="T10_84"><text:s/></text:span><text:span text:style-name="T10_85">was</text:span><text:span text:style-name="T10_86"><text:s/></text:span><text:span text:style-name="T10_87">just</text:span><text:span text:style-name="T10_88"><text:s/></text:span><text:span text:style-name="T10_89">an</text:span><text:span text:style-name="T10_90"><text:s/></text:span><text:span text:style-name="T10_91">argument</text:span><text:span text:style-name="T10_92"><text:s/></text:span><text:span text:style-name="T10_93">over</text:span><text:span text:style-name="T10_94"><text:s/></text:span><text:span text:style-name="T10_95">a</text:span><text:span text:style-name="T10_96"><text:s/></text:span><text:span text:style-name="T10_97">whore</text:span><text:span text:style-name="T10_98">.</text:span></text:p>
        </text:list-item>
        <text:list-item>
          <text:p text:style-name="P11"><text:span text:style-name="T11_1">You</text:span><text:span text:style-name="T11_2"><text:s/></text:span><text:span text:style-name="T11_3">have</text:span><text:span text:style-name="T11_4"><text:s/></text:span><text:span text:style-name="T11_5">started</text:span><text:span text:style-name="T11_6"><text:s/></text:span><text:span text:style-name="T11_7">to</text:span><text:span text:style-name="T11_8"><text:s/></text:span><text:span text:style-name="T11_9">feel</text:span><text:span text:style-name="T11_10"><text:s/></text:span><text:span text:style-name="T11_11">unsafe</text:span><text:span text:style-name="T11_12"><text:s/></text:span><text:span text:style-name="T11_13">with</text:span><text:span text:style-name="T11_14"><text:s/></text:span><text:span text:style-name="T11_15">all</text:span><text:span text:style-name="T11_16"><text:s/></text:span><text:span text:style-name="T11_17">these</text:span><text:span text:style-name="T11_18"><text:s/></text:span><text:span text:style-name="T11_19">criminals</text:span><text:span text:style-name="T11_20"><text:s/></text:span><text:span text:style-name="T11_21">about</text:span><text:span text:style-name="T11_22">.<text:s/></text:span><text:span text:style-name="T11_23">You</text:span><text:span text:style-name="T11_24"><text:s/></text:span><text:span text:style-name="T11_25">have</text:span><text:span text:style-name="T11_26"><text:s/></text:span><text:span text:style-name="T11_27">taken</text:span><text:span text:style-name="T11_28"><text:s/></text:span><text:span text:style-name="T11_29">it</text:span><text:span text:style-name="T11_30"><text:s/></text:span><text:span text:style-name="T11_31">upon</text:span><text:span text:style-name="T11_32"><text:s/></text:span><text:span text:style-name="T11_33">yourself</text:span><text:span text:style-name="T11_34"><text:s/></text:span><text:span text:style-name="T11_35">to</text:span><text:span text:style-name="T11_36"><text:s/></text:span><text:span text:style-name="T11_37">hire</text:span><text:span text:style-name="T11_38"><text:s/></text:span><text:span text:style-name="T11_39">a</text:span><text:span text:style-name="T11_40"><text:s/></text:span><text:span text:style-name="T11_41">bodyguard</text:span><text:span text:style-name="T11_42">.<text:s/></text:span><text:span text:style-name="T11_43">You</text:span><text:span text:style-name="T11_44"><text:s/></text:span><text:span text:style-name="T11_45">will</text:span><text:span text:style-name="T11_46"><text:s/></text:span><text:span text:style-name="T11_47">ensure</text:span><text:span text:style-name="T11_48"><text:s/></text:span><text:span text:style-name="T11_49">that</text:span><text:span text:style-name="T11_50"><text:s/></text:span><text:span text:style-name="T11_51">the</text:span><text:span text:style-name="T11_52"><text:s/></text:span><text:span text:style-name="T11_53">bodyguard</text:span><text:span text:style-name="T11_54"><text:s/></text:span><text:span text:style-name="T11_55">signs</text:span><text:span text:style-name="T11_56"><text:s/></text:span><text:span text:style-name="T11_57">the</text:span><text:span text:style-name="T11_58"><text:s/></text:span><text:span text:style-name="T11_59">appropriate</text:span><text:span text:style-name="T11_60"><text:s/></text:span><text:span text:style-name="T11_61">documentation</text:span><text:span text:style-name="T11_62"><text:s/></text:span><text:span text:style-name="T11_63">first</text:span><text:span text:style-name="T11_64">.</text:span></text:p>
        </text:list-item>
        <text:list-item>
          <text:p text:style-name="P12"><text:span text:style-name="T12_1">Luton</text:span><text:span text:style-name="T12_2"><text:s/></text:span><text:span text:style-name="T12_3">is</text:span><text:span text:style-name="T12_4"><text:s/></text:span><text:span text:style-name="T12_5">overrun</text:span><text:span text:style-name="T12_6"><text:s/></text:span><text:span text:style-name="T12_7">with</text:span><text:span text:style-name="T12_8"><text:s/></text:span><text:span text:style-name="T12_9">women</text:span><text:span text:style-name="T12_10">!<text:s/></text:span><text:span text:style-name="T12_11">In</text:span><text:span text:style-name="T12_12"><text:s/></text:span><text:span text:style-name="T12_13">fact</text:span><text:span text:style-name="T12_14">,<text:s/></text:span><text:span text:style-name="T12_15">you</text:span><text:span text:style-name="T12_16"><text:s/></text:span><text:span text:style-name="T12_17">have</text:span><text:span text:style-name="T12_18"><text:s/></text:span><text:span text:style-name="T12_19">been</text:span><text:span text:style-name="T12_20"><text:s/></text:span><text:span text:style-name="T12_21">recently</text:span><text:span text:style-name="T12_22"><text:s/></text:span><text:span text:style-name="T12_23">giving</text:span><text:span text:style-name="T12_24"><text:s/></text:span><text:span text:style-name="T12_25">women</text:span><text:span text:style-name="T12_26"><text:s/></text:span><text:span text:style-name="T12_27">to</text:span><text:span text:style-name="T12_28"><text:s/></text:span><text:span text:style-name="T12_29">harsher</text:span><text:span text:style-name="T12_30"><text:s/></text:span><text:span text:style-name="T12_31">sentences</text:span><text:span text:style-name="T12_32"><text:s/></text:span><text:span text:style-name="T12_33">because</text:span><text:span text:style-name="T12_34"><text:s/></text:span><text:span text:style-name="T12_35">you</text:span><text:span text:style-name="T12_36"><text:s/></text:span><text:span text:style-name="T12_37">think</text:span><text:span text:style-name="T12_38"><text:s/></text:span><text:span text:style-name="T12_39">the</text:span><text:span text:style-name="T12_40"><text:s/></text:span><text:span text:style-name="T12_41">town</text:span><text:span text:style-name="T12_42"><text:s/></text:span><text:span text:style-name="T12_43">is</text:span><text:span text:style-name="T12_44"><text:s/></text:span><text:span text:style-name="T12_45">overrun</text:span><text:span text:style-name="T12_46"><text:s/></text:span><text:span text:style-name="T12_47">by</text:span><text:span text:style-name="T12_48"><text:s/></text:span><text:span text:style-name="T12_49">them</text:span><text:span text:style-name="T12_50">.</text:span></text:p>
        </text:list-item>
      </text:list>
      <text:p text:style-name="P13"/>
      <text:p text:style-name="P14"><text:span text:style-name="T14_1">You</text:span><text:span text:style-name="T14_2"><text:s/></text:span><text:span text:style-name="T14_3">know</text:span><text:span text:style-name="T14_4"><text:s/></text:span><text:span text:style-name="T14_5">that</text:span><text:span text:style-name="T14_6"><text:s/></text:span><text:span text:style-name="T14_7">is</text:span><text:span text:style-name="T14_8"><text:s/></text:span><text:span text:style-name="T14_9">your</text:span><text:span text:style-name="T14_10"><text:s/></text:span><text:span text:style-name="T14_11">responsibility</text:span><text:span text:style-name="T14_12"><text:s/></text:span><text:span text:style-name="T14_13">to</text:span><text:span text:style-name="T14_14"><text:s/></text:span><text:span text:style-name="T14_15">help</text:span><text:span text:style-name="T14_16"><text:s/></text:span><text:span text:style-name="T14_17">Donatus</text:span><text:span text:style-name="T14_18"><text:s/></text:span><text:span text:style-name="T14_19">solve</text:span><text:span text:style-name="T14_20"><text:s/></text:span><text:span text:style-name="T14_21">the</text:span><text:span text:style-name="T14_22"><text:s/></text:span><text:span text:style-name="T14_23">murder</text:span><text:span text:style-name="T14_24"><text:s/></text:span><text:span text:style-name="T14_25">of</text:span><text:span text:style-name="T14_26"><text:s/></text:span><text:span text:style-name="T14_27">the</text:span><text:span text:style-name="T14_28"><text:s/></text:span><text:span text:style-name="T14_29">Duke</text:span><text:span text:style-name="T14_30">.<text:s/></text:span><text:span text:style-name="T14_31">Your</text:span><text:span text:style-name="T14_32"><text:s/></text:span><text:span text:style-name="T14_33">keen</text:span><text:span text:style-name="T14_34"><text:s/></text:span><text:span text:style-name="T14_35">eyes</text:span><text:span text:style-name="T14_36"><text:s/></text:span><text:span text:style-name="T14_37">picked</text:span><text:span text:style-name="T14_38"><text:s/></text:span><text:span text:style-name="T14_39">up</text:span><text:span text:style-name="T14_40"><text:s/></text:span><text:span text:style-name="T14_41">some</text:span><text:span text:style-name="T14_42"><text:s/></text:span><text:span text:style-name="T14_43">clues</text:span><text:span text:style-name="T14_44"><text:s/></text:span><text:span text:style-name="T14_45">from</text:span><text:span text:style-name="T14_46"><text:s/></text:span><text:span text:style-name="T14_47">the</text:span><text:span text:style-name="T14_48"><text:s/></text:span><text:span text:style-name="T14_49">Duke</text:span><text:span text:style-name="T14_50">’</text:span><text:span text:style-name="T14_51">s</text:span><text:span text:style-name="T14_52"><text:s/></text:span><text:span text:style-name="T14_53">corpse</text:span><text:span text:style-name="T14_54"><text:s/></text:span><text:span text:style-name="T14_55">that</text:span><text:span text:style-name="T14_56"><text:s/></text:span><text:span text:style-name="T14_57">may</text:span><text:span text:style-name="T14_58"><text:s/></text:span><text:span text:style-name="T14_59">be</text:span><text:span text:style-name="T14_60"><text:s/></text:span><text:span text:style-name="T14_61">able</text:span><text:span text:style-name="T14_62"><text:s/></text:span><text:span text:style-name="T14_63">to</text:span><text:span text:style-name="T14_64"><text:s/></text:span><text:span text:style-name="T14_65">help</text:span><text:span text:style-name="T14_66">:</text:span></text:p>
      <text:list text:style-name="LS2" xml:id="list5">
        <text:list-item>
          <text:p text:style-name="P15"><text:span text:style-name="T15_1">There</text:span><text:span text:style-name="T15_2"><text:s/></text:span><text:span text:style-name="T15_3">was</text:span><text:span text:style-name="T15_4"><text:s/></text:span><text:span text:style-name="T15_5">some</text:span><text:span text:style-name="T15_6"><text:s/></text:span><text:span text:style-name="T15_7">plant</text:span><text:span text:style-name="T15_8"><text:s/></text:span><text:span text:style-name="T15_9">material</text:span><text:span text:style-name="T15_10"><text:s/></text:span><text:span text:style-name="T15_11">stuck</text:span><text:span text:style-name="T15_12"><text:s/></text:span><text:span text:style-name="T15_13">in</text:span><text:span text:style-name="T15_14"><text:s/></text:span><text:span text:style-name="T15_15">the</text:span><text:span text:style-name="T15_16"><text:s/></text:span><text:span text:style-name="T15_17">Duke</text:span><text:span text:style-name="T15_18">’</text:span><text:span text:style-name="T15_19">s</text:span><text:span text:style-name="T15_20"><text:s/></text:span><text:span text:style-name="T15_21">teeth</text:span><text:span text:style-name="T15_22">.<text:s/></text:span><text:span text:style-name="T15_23">This</text:span><text:span text:style-name="T15_24"><text:s/></text:span><text:span text:style-name="T15_25">makes</text:span><text:span text:style-name="T15_26"><text:s/></text:span><text:span text:style-name="T15_27">you</text:span><text:span text:style-name="T15_28"><text:s/></text:span><text:span text:style-name="T15_29">suspect</text:span><text:span text:style-name="T15_30"><text:s/></text:span><text:span text:style-name="T15_31">that</text:span><text:span text:style-name="T15_32"><text:s/></text:span><text:span text:style-name="T15_33">the</text:span><text:span text:style-name="T15_34"><text:s/></text:span><text:span text:style-name="T15_35">poison</text:span><text:span text:style-name="T15_36"><text:s/></text:span><text:span text:style-name="T15_37">was</text:span><text:span text:style-name="T15_38"><text:s/></text:span><text:span text:style-name="T15_39">some</text:span><text:span text:style-name="T15_40"><text:s/></text:span><text:span text:style-name="T15_41">form</text:span><text:span text:style-name="T15_42"><text:s/></text:span><text:span text:style-name="T15_43">of</text:span><text:span text:style-name="T15_44"><text:s/></text:span><text:span text:style-name="T15_45">rare</text:span><text:span text:style-name="T15_46"><text:s/></text:span><text:span text:style-name="T15_47">herb</text:span><text:span text:style-name="T15_48"><text:s/></text:span><text:span text:style-name="T15_49">or</text:span><text:span text:style-name="T15_50"><text:s/></text:span><text:span text:style-name="T15_51">plant</text:span><text:span text:style-name="T15_52">.<text:s/></text:span><text:span text:style-name="T15_53">You</text:span><text:span text:style-name="T15_54"><text:s/></text:span><text:span text:style-name="T15_55">have</text:span><text:span text:style-name="T15_56"><text:s/></text:span><text:span text:style-name="T15_57">heard</text:span><text:span text:style-name="T15_58"><text:s/></text:span><text:span text:style-name="T15_59">rumours</text:span><text:span text:style-name="T15_60"><text:s/></text:span><text:span text:style-name="T15_61">of</text:span><text:span text:style-name="T15_62"><text:s/></text:span><text:span text:style-name="T15_63">somebody</text:span><text:span text:style-name="T15_64"><text:s/></text:span><text:span text:style-name="T15_65">selling</text:span><text:span text:style-name="T15_66"><text:s/></text:span><text:span text:style-name="T15_67">rare</text:span><text:span text:style-name="T15_68"><text:s/></text:span><text:span text:style-name="T15_69">plants</text:span><text:span text:style-name="T15_70"><text:s/></text:span><text:span text:style-name="T15_71">in</text:span><text:span text:style-name="T15_72"><text:s/></text:span><text:span text:style-name="T15_73">town</text:span><text:span text:style-name="T15_74">.</text:span></text:p>
        </text:list-item>
        <text:list-item>
          <text:p text:style-name="P16"><text:span text:style-name="T16_1">You</text:span><text:span text:style-name="T16_2"><text:s/></text:span><text:span text:style-name="T16_3">noticed</text:span><text:span text:style-name="T16_4"><text:s/></text:span><text:span text:style-name="T16_5">a</text:span><text:span text:style-name="T16_6"><text:s/></text:span><text:span text:style-name="T16_7">inverted</text:span><text:span text:style-name="T16_8"><text:s/></text:span><text:span text:style-name="T16_9">pentagram</text:span><text:span text:style-name="T16_10"><text:s/></text:span><text:span text:style-name="T16_11">branded</text:span><text:span text:style-name="T16_12"><text:s/></text:span><text:span text:style-name="T16_13">on</text:span><text:span text:style-name="T16_14"><text:s/></text:span><text:span text:style-name="T16_15">the</text:span><text:span text:style-name="T16_16"><text:s/></text:span><text:span text:style-name="T16_17">corpse</text:span><text:span text:style-name="T16_18"><text:s/>-<text:s/></text:span><text:span text:style-name="T16_19">a</text:span><text:span text:style-name="T16_20"><text:s/></text:span><text:span text:style-name="T16_21">Dark</text:span><text:span text:style-name="T16_22"><text:s/></text:span><text:span text:style-name="T16_23">Mark</text:span><text:span text:style-name="T16_24">.<text:s/></text:span><text:span text:style-name="T16_25">This</text:span><text:span text:style-name="T16_26"><text:s/></text:span><text:span text:style-name="T16_27">murder</text:span><text:span text:style-name="T16_28"><text:s/></text:span><text:span text:style-name="T16_29">may</text:span><text:span text:style-name="T16_30"><text:s/></text:span><text:span text:style-name="T16_31">involve</text:span><text:span text:style-name="T16_32"><text:s/></text:span><text:span text:style-name="T16_33">some</text:span><text:span text:style-name="T16_34"><text:s/></text:span><text:span text:style-name="T16_35">form</text:span><text:span text:style-name="T16_36"><text:s/></text:span><text:span text:style-name="T16_37">of</text:span><text:span text:style-name="T16_38"><text:s/></text:span><text:span text:style-name="T16_39">occult</text:span><text:span text:style-name="T16_40"><text:s/></text:span><text:span text:style-name="T16_41">hocus</text:span><text:span text:style-name="T16_42"><text:s/></text:span><text:span text:style-name="T16_43">pocus</text:span><text:span text:style-name="T16_44">.</text:span></text:p>
        </text:list-item>
      </text:list>
      <text:p text:style-name="P17"/>
      <text:p text:style-name="P18"><text:span text:style-name="T18_1">The</text:span><text:span text:style-name="T18_2"><text:s/></text:span><text:span text:style-name="T18_3">other</text:span><text:span text:style-name="T18_4"><text:s/></text:span><text:span text:style-name="T18_5">day</text:span><text:span text:style-name="T18_6"><text:s/></text:span><text:span text:style-name="T18_7">you</text:span><text:span text:style-name="T18_8"><text:s/></text:span><text:span text:style-name="T18_9">curiously</text:span><text:span text:style-name="T18_10"><text:s/></text:span><text:span text:style-name="T18_11">received</text:span><text:span text:style-name="T18_12"><text:s/></text:span><text:span text:style-name="T18_13">a</text:span><text:span text:style-name="T18_14"><text:s/></text:span><text:span text:style-name="T18_15">marriage</text:span><text:span text:style-name="T18_16"><text:s/></text:span><text:span text:style-name="T18_17">certifcate</text:span><text:span text:style-name="T18_18"><text:s/></text:span><text:span text:style-name="T18_19">for</text:span><text:span text:style-name="T18_20"><text:s/></text:span><text:span text:style-name="T18_21">registration</text:span><text:span text:style-name="T18_22"><text:s/></text:span><text:span text:style-name="T18_23">on</text:span><text:span text:style-name="T18_24"><text:s/></text:span><text:span text:style-name="T18_25">the</text:span><text:span text:style-name="T18_26"><text:s/></text:span><text:span text:style-name="T18_27">town</text:span><text:span text:style-name="T18_28">’</text:span><text:span text:style-name="T18_29">s</text:span><text:span text:style-name="T18_30"><text:s/></text:span><text:span text:style-name="T18_31">register</text:span><text:span text:style-name="T18_32">.<text:s/></text:span><text:span text:style-name="T18_33">It</text:span><text:span text:style-name="T18_34"><text:s/></text:span><text:span text:style-name="T18_35">was</text:span><text:span text:style-name="T18_36"><text:s/></text:span><text:span text:style-name="T18_37">for</text:span><text:span text:style-name="T18_38"><text:s/></text:span><text:span text:style-name="T18_39">Christian</text:span><text:span text:style-name="T18_40"><text:s/></text:span><text:span text:style-name="T18_41">Drake</text:span><text:span text:style-name="T18_42">,<text:s/></text:span><text:span text:style-name="T18_43">who</text:span><text:span text:style-name="T18_44"><text:s/></text:span><text:span text:style-name="T18_45">has</text:span><text:span text:style-name="T18_46"><text:s/></text:span><text:span text:style-name="T18_47">just</text:span><text:span text:style-name="T18_48"><text:s/></text:span><text:span text:style-name="T18_49">returned</text:span><text:span text:style-name="T18_50"><text:s/></text:span><text:span text:style-name="T18_51">from</text:span><text:span text:style-name="T18_52"><text:s/></text:span><text:span text:style-name="T18_53">overseas</text:span><text:span text:style-name="T18_54">.<text:s/></text:span><text:span text:style-name="T18_55">He</text:span><text:span text:style-name="T18_56"><text:s/></text:span><text:span text:style-name="T18_57">has</text:span><text:span text:style-name="T18_58"><text:s/></text:span><text:span text:style-name="T18_59">an</text:span><text:span text:style-name="T18_60"><text:s/></text:span><text:span text:style-name="T18_61">assistant</text:span><text:span text:style-name="T18_62"><text:s/></text:span><text:span text:style-name="T18_63">but</text:span><text:span text:style-name="T18_64"><text:s/></text:span><text:span text:style-name="T18_65">there</text:span><text:span text:style-name="T18_66"><text:s/></text:span><text:span text:style-name="T18_67">doesn</text:span><text:span text:style-name="T18_68">’</text:span><text:span text:style-name="T18_69">t</text:span><text:span text:style-name="T18_70"><text:s/></text:span><text:span text:style-name="T18_71">seem</text:span><text:span text:style-name="T18_72"><text:s/></text:span><text:span text:style-name="T18_73">to</text:span><text:span text:style-name="T18_74"><text:s/></text:span><text:span text:style-name="T18_75">be</text:span><text:span text:style-name="T18_76"><text:s/></text:span><text:span text:style-name="T18_77">any</text:span><text:span text:style-name="T18_78"><text:s/></text:span><text:span text:style-name="T18_79">hint</text:span><text:span text:style-name="T18_80"><text:s/></text:span><text:span text:style-name="T18_81">of</text:span><text:span text:style-name="T18_82"><text:s/></text:span><text:span text:style-name="T18_83">a</text:span><text:span text:style-name="T18_84"><text:s/></text:span><text:span text:style-name="T18_85">wife</text:span><text:span text:style-name="T18_86"><text:s/></text:span><text:span text:style-name="T18_87">travelling</text:span><text:span text:style-name="T18_88"><text:s/></text:span><text:span text:style-name="T18_89">with</text:span><text:span text:style-name="T18_90"><text:s/></text:span><text:span text:style-name="T18_91">him</text:span><text:span text:style-name="T18_92">,<text:s/></text:span><text:span text:style-name="T18_93">though</text:span><text:span text:style-name="T18_94">.</text:span></text:p>
      <text:p text:style-name="P19"/>
      <text:p text:style-name="P20"/>
      <text:p text:style-name="P21"/>
      <text:p text:style-name="P22"/>
      <text:p text:style-name="P23"><text:span text:style-name="T23_1">Naturally</text:span><text:span text:style-name="T23_2">,<text:s/></text:span><text:span text:style-name="T23_3">you</text:span><text:span text:style-name="T23_4"><text:s/></text:span><text:span text:style-name="T23_5">have</text:span><text:span text:style-name="T23_6"><text:s/></text:span><text:span text:style-name="T23_7">all</text:span><text:span text:style-name="T23_8"><text:s/></text:span><text:span text:style-name="T23_9">the</text:span><text:span text:style-name="T23_10"><text:s/></text:span><text:span text:style-name="T23_11">responsibilities</text:span><text:span text:style-name="T23_12"><text:s/></text:span><text:span text:style-name="T23_13">of</text:span><text:span text:style-name="T23_14"><text:s/></text:span><text:span text:style-name="T23_15">a</text:span><text:span text:style-name="T23_16"><text:s/></text:span><text:span text:style-name="T23_17">judge</text:span><text:span text:style-name="T23_18"><text:s/></text:span><text:span text:style-name="T23_19">and</text:span><text:span text:style-name="T23_20"><text:s/></text:span><text:span text:style-name="T23_21">good</text:span><text:span text:style-name="T23_22"><text:s/></text:span><text:span text:style-name="T23_23">Christian</text:span><text:span text:style-name="T23_24"><text:s/></text:span><text:span text:style-name="T23_25">man</text:span><text:span text:style-name="T23_26"><text:s/></text:span><text:span text:style-name="T23_27">to</text:span><text:span text:style-name="T23_28"><text:s/></text:span><text:span text:style-name="T23_29">uphold</text:span><text:span text:style-name="T23_30"><text:s/></text:span><text:span text:style-name="T23_31">too</text:span><text:span text:style-name="T23_32">:</text:span></text:p>
      <text:list text:style-name="LS3" xml:id="list7">
        <text:list-item>
          <text:p text:style-name="P24"><text:span text:style-name="T24_1">You</text:span><text:span text:style-name="T24_2"><text:s/></text:span><text:span text:style-name="T24_3">always</text:span><text:span text:style-name="T24_4"><text:s/></text:span><text:span text:style-name="T24_5">carry</text:span><text:span text:style-name="T24_6"><text:s/></text:span><text:span text:style-name="T24_7">a</text:span><text:span text:style-name="T24_8"><text:s/></text:span><text:span text:style-name="T24_9">bible</text:span><text:span text:style-name="T24_10"><text:s/></text:span><text:span text:style-name="T24_11">around</text:span><text:span text:style-name="T24_12"><text:s/></text:span><text:span text:style-name="T24_13">and</text:span><text:span text:style-name="T24_14"><text:s/></text:span><text:span text:style-name="T24_15">are</text:span><text:span text:style-name="T24_16"><text:s/></text:span><text:span text:style-name="T24_17">more</text:span><text:span text:style-name="T24_18"><text:s/></text:span><text:span text:style-name="T24_19">than</text:span><text:span text:style-name="T24_20"><text:s/></text:span><text:span text:style-name="T24_21">willing</text:span><text:span text:style-name="T24_22"><text:s/></text:span><text:span text:style-name="T24_23">to</text:span><text:span text:style-name="T24_24"><text:s/></text:span><text:span text:style-name="T24_25">help</text:span><text:span text:style-name="T24_26"><text:s/></text:span><text:span text:style-name="T24_27">out</text:span><text:span text:style-name="T24_28"><text:s/></text:span><text:span text:style-name="T24_29">with</text:span><text:span text:style-name="T24_30"><text:s/></text:span><text:span text:style-name="T24_31">biblical</text:span><text:span text:style-name="T24_32"><text:s/></text:span><text:span text:style-name="T24_33">queries</text:span><text:span text:style-name="T24_34">,<text:s/></text:span><text:span text:style-name="T24_35">so</text:span><text:span text:style-name="T24_36"><text:s/></text:span><text:span text:style-name="T24_37">long</text:span><text:span text:style-name="T24_38"><text:s/></text:span><text:span text:style-name="T24_39">as</text:span><text:span text:style-name="T24_40"><text:s/></text:span><text:span text:style-name="T24_41">you</text:span><text:span text:style-name="T24_42"><text:s/></text:span><text:span text:style-name="T24_43">are</text:span><text:span text:style-name="T24_44"><text:s/></text:span><text:span text:style-name="T24_45">provided</text:span><text:span text:style-name="T24_46"><text:s/></text:span><text:span text:style-name="T24_47">with</text:span><text:span text:style-name="T24_48"><text:s/></text:span><text:span text:style-name="T24_49">something</text:span><text:span text:style-name="T24_50"><text:s/></text:span><text:span text:style-name="T24_51">in</text:span><text:span text:style-name="T24_52"><text:s/></text:span><text:span text:style-name="T24_53">return</text:span><text:span text:style-name="T24_54">.</text:span></text:p>
        </text:list-item>
        <text:list-item>
          <text:p text:style-name="P25"><text:span text:style-name="T25_1">As</text:span><text:span text:style-name="T25_2"><text:s/></text:span><text:span text:style-name="T25_3">a</text:span><text:span text:style-name="T25_4"><text:s/></text:span><text:span text:style-name="T25_5">judge</text:span><text:span text:style-name="T25_6">,<text:s/></text:span><text:span text:style-name="T25_7">you</text:span><text:span text:style-name="T25_8"><text:s/></text:span><text:span text:style-name="T25_9">can</text:span><text:span text:style-name="T25_10"><text:s/></text:span><text:span text:style-name="T25_11">marry</text:span><text:span text:style-name="T25_12"><text:s/></text:span><text:span text:style-name="T25_13">people</text:span><text:span text:style-name="T25_14"><text:s/></text:span><text:span text:style-name="T25_15">but</text:span><text:span text:style-name="T25_16">,<text:s/></text:span><text:span text:style-name="T25_17">of</text:span><text:span text:style-name="T25_18"><text:s/></text:span><text:span text:style-name="T25_19">course</text:span><text:span text:style-name="T25_20">,<text:s/></text:span><text:span text:style-name="T25_21">never</text:span><text:span text:style-name="T25_22"><text:s/></text:span><text:span text:style-name="T25_23">for</text:span><text:span text:style-name="T25_24"><text:s/></text:span><text:span text:style-name="T25_25">free</text:span><text:span text:style-name="T25_26">!<text:s/></text:span><text:span text:style-name="T25_27">You</text:span><text:span text:style-name="T25_28">’</text:span><text:span text:style-name="T25_29">d</text:span><text:span text:style-name="T25_30"><text:s/></text:span><text:span text:style-name="T25_31">expect</text:span><text:span text:style-name="T25_32"><text:s/></text:span><text:span text:style-name="T25_33">the</text:span><text:span text:style-name="T25_34"><text:s/></text:span><text:span text:style-name="T25_35">eager</text:span><text:span text:style-name="T25_36"><text:s/></text:span><text:span text:style-name="T25_37">couple</text:span><text:span text:style-name="T25_38"><text:s/></text:span><text:span text:style-name="T25_39">to</text:span><text:span text:style-name="T25_40"><text:s/></text:span><text:span text:style-name="T25_41">help</text:span><text:span text:style-name="T25_42"><text:s/></text:span><text:span text:style-name="T25_43">you</text:span><text:span text:style-name="T25_44"><text:s/></text:span><text:span text:style-name="T25_45">out</text:span><text:span text:style-name="T25_46"><text:s/></text:span><text:span text:style-name="T25_47">first</text:span><text:span text:style-name="T25_48">.</text:span></text:p>
        </text:list-item>
        <text:list-item>
          <text:p text:style-name="P26"><text:span text:style-name="T26_1">Duke</text:span><text:span text:style-name="T26_2"><text:s/></text:span><text:span text:style-name="T26_3">Smallwood</text:span><text:span text:style-name="T26_4"><text:s/></text:span><text:span text:style-name="T26_5">entrusted</text:span><text:span text:style-name="T26_6"><text:s/></text:span><text:span text:style-name="T26_7">you</text:span><text:span text:style-name="T26_8"><text:s/></text:span><text:span text:style-name="T26_9">with</text:span><text:span text:style-name="T26_10"><text:s/></text:span><text:span text:style-name="T26_11">his</text:span><text:span text:style-name="T26_12"><text:s/></text:span><text:span text:style-name="T26_13">last</text:span><text:span text:style-name="T26_14"><text:s/></text:span><text:span text:style-name="T26_15">Will</text:span><text:span text:style-name="T26_16"><text:s/></text:span><text:span text:style-name="T26_17">and</text:span><text:span text:style-name="T26_18"><text:s/></text:span><text:span text:style-name="T26_19">Testament</text:span><text:span text:style-name="T26_20"><text:s/></text:span><text:span text:style-name="T26_21">for</text:span><text:span text:style-name="T26_22"><text:s/></text:span><text:span text:style-name="T26_23">safe</text:span><text:span text:style-name="T26_24"><text:s/></text:span><text:span text:style-name="T26_25">keeping</text:span><text:span text:style-name="T26_26">.<text:s/></text:span><text:span text:style-name="T26_27">Guess</text:span><text:span text:style-name="T26_28"><text:s/></text:span><text:span text:style-name="T26_29">you</text:span><text:span text:style-name="T26_30"><text:s/></text:span><text:span text:style-name="T26_31">might</text:span><text:span text:style-name="T26_32"><text:s/></text:span><text:span text:style-name="T26_33">be</text:span><text:span text:style-name="T26_34"><text:s/></text:span><text:span text:style-name="T26_35">needing</text:span><text:span text:style-name="T26_36"><text:s/></text:span><text:span text:style-name="T26_37">it</text:span><text:span text:style-name="T26_38"><text:s/></text:span><text:span text:style-name="T26_39">soon</text:span><text:span text:style-name="T26_40">!</text:span></text:p>
        </text:list-item>
      </text:list>
      <text:p text:style-name="P27"/>
      <text:p text:style-name="P28"/>
      <text:h text:style-name="P29" text:outline-level="10"><text:bookmark-start text:name="h.2xu9kz4vwter"/><text:bookmark-end text:name="h.2xu9kz4vwter"/><text:span text:style-name="T29_1">Interesting</text:span><text:span text:style-name="T29_2"><text:s/></text:span><text:span text:style-name="T29_3">Trivia</text:span></text:h>
      <text:p text:style-name="P30"><text:span text:style-name="T30_1">LAWS</text:span><text:span text:style-name="T30_2"><text:s/></text:span><text:span text:style-name="T30_3">OF</text:span><text:span text:style-name="T30_4"><text:s/></text:span><text:span text:style-name="T30_5">LUTON</text:span><text:span text:style-name="T30_6"><text:s/>-<text:s/></text:span><text:span text:style-name="T30_7">CRIMES</text:span><text:span text:style-name="T30_8"><text:s/></text:span><text:span text:style-name="T30_9">AND</text:span><text:span text:style-name="T30_10"><text:s/></text:span><text:span text:style-name="T30_11">PUNISHMENTS</text:span></text:p>
      <text:p text:style-name="P31"/>
      <text:p text:style-name="P32"><text:span text:style-name="T32_1">DEATH</text:span><text:span text:style-name="T32_2"><text:s/></text:span><text:span text:style-name="T32_3">BY</text:span><text:span text:style-name="T32_4"><text:s/></text:span><text:span text:style-name="T32_5">BURNING</text:span></text:p>
      <text:list text:style-name="LS4" xml:id="list10">
        <text:list-item>
          <text:p text:style-name="P33"><text:span text:style-name="T33_1">Witchcraft</text:span></text:p>
        </text:list-item>
      </text:list>
      <text:p text:style-name="P34"/>
      <text:p text:style-name="P35"><text:span text:style-name="T35_1">IMPRISONABLE</text:span><text:span text:style-name="T35_2"><text:s/></text:span><text:span text:style-name="T35_3">OFFENCES</text:span></text:p>
      <text:p text:style-name="P36"/>
      <text:list text:style-name="LS5" xml:id="list11">
        <text:list-item>
          <text:p text:style-name="P37"><text:span text:style-name="T37_1">Murder</text:span><text:span text:style-name="T37_2"><text:tab/><text:tab/><text:tab/></text:span></text:p>
        </text:list-item>
        <text:list-item>
          <text:p text:style-name="P38"><text:span text:style-name="T38_1">Manslaughter</text:span></text:p>
        </text:list-item>
        <text:list-item>
          <text:p text:style-name="P39"><text:span text:style-name="T39_1">Theft</text:span></text:p>
        </text:list-item>
        <text:list-item>
          <text:p text:style-name="P40"><text:span text:style-name="T40_1">Cooking</text:span><text:span text:style-name="T40_2"><text:s/></text:span><text:span text:style-name="T40_3">your</text:span><text:span text:style-name="T40_4"><text:s/></text:span><text:span text:style-name="T40_5">neighbour</text:span><text:span text:style-name="T40_6">’</text:span><text:span text:style-name="T40_7">s</text:span><text:span text:style-name="T40_8"><text:s/></text:span><text:span text:style-name="T40_9">goose</text:span></text:p>
        </text:list-item>
        <text:list-item>
          <text:p text:style-name="P41"><text:span text:style-name="T41_1">Torture</text:span></text:p>
        </text:list-item>
        <text:list-item>
          <text:p text:style-name="P42"><text:span text:style-name="T42_1">Aiding</text:span><text:span text:style-name="T42_2"><text:s/></text:span><text:span text:style-name="T42_3">and</text:span><text:span text:style-name="T42_4"><text:s/></text:span><text:span text:style-name="T42_5">abetting</text:span><text:span text:style-name="T42_6"><text:s/></text:span><text:span text:style-name="T42_7">a</text:span><text:span text:style-name="T42_8"><text:s/></text:span><text:span text:style-name="T42_9">wanted</text:span><text:span text:style-name="T42_10"><text:s/></text:span><text:span text:style-name="T42_11">criminal</text:span></text:p>
        </text:list-item>
        <text:list-item>
          <text:p text:style-name="P43"><text:span text:style-name="T43_1">Inability</text:span><text:span text:style-name="T43_2"><text:s/></text:span><text:span text:style-name="T43_3">to</text:span><text:span text:style-name="T43_4"><text:s/></text:span><text:span text:style-name="T43_5">pay</text:span><text:span text:style-name="T43_6"><text:s/></text:span><text:span text:style-name="T43_7">imposed</text:span><text:span text:style-name="T43_8"><text:s/></text:span><text:span text:style-name="T43_9">fine</text:span><text:span text:style-name="T43_10"><text:s/></text:span><text:span text:style-name="T43_11">within</text:span><text:span text:style-name="T43_12"><text:s/>30<text:s/></text:span><text:span text:style-name="T43_13">minutes</text:span><text:span text:style-name="T43_14">.</text:span></text:p>
        </text:list-item>
      </text:list>
      <text:p text:style-name="P44"/>
      <text:p text:style-name="P45"/>
      <text:p text:style-name="P46"><text:span text:style-name="T46_1">FINABLE</text:span><text:span text:style-name="T46_2"><text:s/></text:span><text:span text:style-name="T46_3">OFFENCES</text:span></text:p>
      <text:p text:style-name="P47"/>
      <text:list text:style-name="LS6" xml:id="list18">
        <text:list-item>
          <text:p text:style-name="P48"><text:span text:style-name="T48_1">Potion</text:span><text:span text:style-name="T48_2"><text:s/></text:span><text:span text:style-name="T48_3">Making</text:span><text:span text:style-name="T48_4"><text:s/>/<text:s/></text:span><text:span text:style-name="T48_5">Selling</text:span><text:span text:style-name="T48_6"><text:s/><text:tab/><text:tab/></text:span><text:span text:style-name="T48_7">-<text:s/></text:span><text:span text:style-name="T48_8">maximum</text:span><text:span text:style-name="T48_9"><text:s/>1<text:s/></text:span><text:span text:style-name="T48_10">pound</text:span><text:span text:style-name="T48_11">,<text:s/>10<text:s/></text:span><text:span text:style-name="T48_12">shilling</text:span><text:span text:style-name="T48_13"><text:s/></text:span><text:span text:style-name="T48_14">fine</text:span></text:p>
        </text:list-item>
        <text:list-item>
          <text:p text:style-name="P49"><text:span text:style-name="T49_1">Adultery</text:span><text:span text:style-name="T49_2"><text:s/>(</text:span><text:span text:style-name="T49_3">only</text:span><text:span text:style-name="T49_4"><text:s/></text:span><text:span text:style-name="T49_5">for</text:span><text:span text:style-name="T49_6"><text:s/></text:span><text:span text:style-name="T49_7">women</text:span><text:span text:style-name="T49_8">)<text:tab/><text:tab/></text:span><text:span text:style-name="T49_9">-<text:s/></text:span><text:span text:style-name="T49_10">maximum</text:span><text:span text:style-name="T49_11"><text:s/>2<text:s/></text:span><text:span text:style-name="T49_12">pound</text:span><text:span text:style-name="T49_13"><text:s/></text:span><text:span text:style-name="T49_14">fine</text:span></text:p>
        </text:list-item>
        <text:list-item>
          <text:p text:style-name="P50"><text:span text:style-name="T50_1">Selling</text:span><text:span text:style-name="T50_2"><text:s/></text:span><text:span text:style-name="T50_3">stolen</text:span><text:span text:style-name="T50_4"><text:s/></text:span><text:span text:style-name="T50_5">goods</text:span><text:span text:style-name="T50_6"><text:tab/><text:tab/></text:span><text:span text:style-name="T50_7">-<text:s/></text:span><text:span text:style-name="T50_8">maximum</text:span><text:span text:style-name="T50_9"><text:s/>1<text:s/></text:span><text:span text:style-name="T50_10">pound</text:span><text:span text:style-name="T50_11"><text:s/></text:span><text:span text:style-name="T50_12">fine</text:span></text:p>
        </text:list-item>
        <text:list-item>
          <text:p text:style-name="P51"><text:span text:style-name="T51_1">Vandalism</text:span><text:span text:style-name="T51_2"><text:tab/><text:tab/><text:tab/><text:tab/></text:span><text:span text:style-name="T51_3">-<text:s/></text:span><text:span text:style-name="T51_4">maximum</text:span><text:span text:style-name="T51_5"><text:s/>10<text:s/></text:span><text:span text:style-name="T51_6">shilling</text:span><text:span text:style-name="T51_7"><text:s/></text:span><text:span text:style-name="T51_8">fine</text:span></text:p>
        </text:list-item>
        <text:list-item>
          <text:p text:style-name="P52"><text:span text:style-name="T52_1">Alchemy</text:span><text:span text:style-name="T52_2"><text:tab/><text:tab/><text:tab/><text:tab/></text:span><text:span text:style-name="T52_3">-<text:s/></text:span><text:span text:style-name="T52_4">maximum</text:span><text:span text:style-name="T52_5"><text:s/>1<text:s/></text:span><text:span text:style-name="T52_6">pound</text:span><text:span text:style-name="T52_7">,<text:s/>10<text:s/></text:span><text:span text:style-name="T52_8">shilling</text:span><text:span text:style-name="T52_9"><text:s/></text:span><text:span text:style-name="T52_10">fine</text:span></text:p>
        </text:list-item>
        <text:list-item>
          <text:p text:style-name="P53"><text:span text:style-name="T53_1">Possession</text:span><text:span text:style-name="T53_2"><text:s/></text:span><text:span text:style-name="T53_3">of</text:span><text:span text:style-name="T53_4"><text:s/></text:span><text:span text:style-name="T53_5">items</text:span><text:span text:style-name="T53_6"><text:s/></text:span><text:span text:style-name="T53_7">associated</text:span><text:span text:style-name="T53_8"><text:s/></text:span><text:span text:style-name="T53_9">with</text:span><text:span text:style-name="T53_10"><text:s/></text:span><text:span text:style-name="T53_11">Witchcraft</text:span><text:span text:style-name="T53_12"><text:s text:c="2"/></text:span><text:span text:style-name="T53_13">-<text:s/></text:span><text:span text:style-name="T53_14">maximum</text:span><text:span text:style-name="T53_15"><text:s/>3<text:s/></text:span><text:span text:style-name="T53_16">pound</text:span><text:span text:style-name="T53_17"><text:s/></text:span><text:span text:style-name="T53_18">fine</text:span></text:p>
        </text:list-item>
        <text:list-item>
          <text:p text:style-name="P54"><text:span text:style-name="T54_1">Molesting</text:span><text:span text:style-name="T54_2"><text:s/></text:span><text:span text:style-name="T54_3">livestock</text:span><text:span text:style-name="T54_4"><text:tab/><text:tab/><text:tab/></text:span><text:span text:style-name="T54_5">-<text:s/></text:span><text:span text:style-name="T54_6">maximum</text:span><text:span text:style-name="T54_7"><text:s/>2<text:s/></text:span><text:span text:style-name="T54_8">pound</text:span><text:span text:style-name="T54_9"><text:s/></text:span><text:span text:style-name="T54_10">fine</text:span></text:p>
        </text:list-item>
      </text:list>
      <text:p text:style-name="P55"/>
      <text:h text:style-name="P56" text:outline-level="10"><text:bookmark-start text:name="h.pbd33ukfqkg0"/><text:bookmark-end text:name="h.pbd33ukfqkg0"/><text:span text:style-name="T56_1">Your</text:span><text:span text:style-name="T56_2"><text:s/></text:span><text:span text:style-name="T56_3">Goals</text:span></text:h>
      <text:list text:style-name="LS7" xml:id="list25">
        <text:list-item>
          <text:p text:style-name="P57"><text:span text:style-name="T57_1">Stop</text:span><text:span text:style-name="T57_2"><text:s/></text:span><text:span text:style-name="T57_3">the</text:span><text:span text:style-name="T57_4"><text:s/></text:span><text:span text:style-name="T57_5">person</text:span><text:span text:style-name="T57_6"><text:s/></text:span><text:span text:style-name="T57_7">who</text:span><text:span text:style-name="T57_8"><text:s/></text:span><text:span text:style-name="T57_9">is</text:span><text:span text:style-name="T57_10"><text:s/></text:span><text:span text:style-name="T57_11">stealing</text:span><text:span text:style-name="T57_12"><text:s/></text:span><text:span text:style-name="T57_13">from</text:span><text:span text:style-name="T57_14"><text:s/></text:span><text:span text:style-name="T57_15">your</text:span><text:span text:style-name="T57_16"><text:s/></text:span><text:span text:style-name="T57_17">cellar</text:span></text:p>
        </text:list-item>
        <text:list-item>
          <text:p text:style-name="P58"><text:span text:style-name="T58_1">Hire</text:span><text:span text:style-name="T58_2"><text:s/></text:span><text:span text:style-name="T58_3">a</text:span><text:span text:style-name="T58_4"><text:s/></text:span><text:span text:style-name="T58_5">bodyguard</text:span><text:span text:style-name="T58_6"><text:s/></text:span><text:span text:style-name="T58_7">to</text:span><text:span text:style-name="T58_8"><text:s/></text:span><text:span text:style-name="T58_9">protect</text:span><text:span text:style-name="T58_10"><text:s/></text:span><text:span text:style-name="T58_11">you</text:span><text:span text:style-name="T58_12"><text:s/></text:span><text:span text:style-name="T58_13">from</text:span><text:span text:style-name="T58_14"><text:s/></text:span><text:span text:style-name="T58_15">ne</text:span><text:span text:style-name="T58_16">’</text:span><text:span text:style-name="T58_17">er</text:span><text:span text:style-name="T58_18"><text:s/></text:span><text:span text:style-name="T58_19">to</text:span><text:span text:style-name="T58_20"><text:s/></text:span><text:span text:style-name="T58_21">wells</text:span><text:span text:style-name="T58_22"><text:s/></text:span><text:span text:style-name="T58_23">in</text:span><text:span text:style-name="T58_24"><text:s/></text:span><text:span text:style-name="T58_25">town</text:span></text:p>
        </text:list-item>
        <text:list-item>
          <text:p text:style-name="P59"><text:span text:style-name="T59_1">Convince</text:span><text:span text:style-name="T59_2"><text:s/></text:span><text:span text:style-name="T59_3">Agnes</text:span><text:span text:style-name="T59_4"><text:s/></text:span><text:span text:style-name="T59_5">to</text:span><text:span text:style-name="T59_6"><text:s/></text:span><text:span text:style-name="T59_7">marry</text:span><text:span text:style-name="T59_8"><text:s/></text:span><text:span text:style-name="T59_9">you</text:span><text:span text:style-name="T59_10">.<text:s/></text:span><text:span text:style-name="T59_11">You</text:span><text:span text:style-name="T59_12"><text:s/></text:span><text:span text:style-name="T59_13">will</text:span><text:span text:style-name="T59_14"><text:s/></text:span><text:span text:style-name="T59_15">need</text:span><text:span text:style-name="T59_16"><text:s/></text:span><text:span text:style-name="T59_17">Laverne</text:span><text:span text:style-name="T59_18"><text:s/></text:span><text:span text:style-name="T59_19">or</text:span><text:span text:style-name="T59_20"><text:s/></text:span><text:span text:style-name="T59_21">Christian</text:span><text:span text:style-name="T59_22"><text:s/></text:span><text:span text:style-name="T59_23">Drake</text:span><text:span text:style-name="T59_24"><text:s/></text:span><text:span text:style-name="T59_25">to</text:span><text:span text:style-name="T59_26"><text:s/></text:span><text:span text:style-name="T59_27">perform</text:span><text:span text:style-name="T59_28"><text:s/></text:span><text:span text:style-name="T59_29">the</text:span><text:span text:style-name="T59_30"><text:s/></text:span><text:span text:style-name="T59_31">ceremony</text:span></text:p>
        </text:list-item>
        <text:list-item>
          <text:p text:style-name="P60"><text:span text:style-name="T60_1">Solve</text:span><text:span text:style-name="T60_2"><text:s/></text:span><text:span text:style-name="T60_3">the</text:span><text:span text:style-name="T60_4"><text:s/></text:span><text:span text:style-name="T60_5">murder</text:span><text:span text:style-name="T60_6"><text:s/></text:span><text:span text:style-name="T60_7">of</text:span><text:span text:style-name="T60_8"><text:s/></text:span><text:span text:style-name="T60_9">Duke</text:span><text:span text:style-name="T60_10"><text:s/></text:span><text:span text:style-name="T60_11">Smallwood</text:span></text:p>
        </text:list-item>
        <text:list-item>
          <text:p text:style-name="P61"><text:span text:style-name="T61_1">Assist</text:span><text:span text:style-name="T61_2"><text:s/></text:span><text:span text:style-name="T61_3">Donatus</text:span><text:span text:style-name="T61_4"><text:s/></text:span><text:span text:style-name="T61_5">with</text:span><text:span text:style-name="T61_6"><text:s/></text:span><text:span text:style-name="T61_7">rounding</text:span><text:span text:style-name="T61_8"><text:s/></text:span><text:span text:style-name="T61_9">up</text:span><text:span text:style-name="T61_10"><text:s/></text:span><text:span text:style-name="T61_11">and</text:span><text:span text:style-name="T61_12"><text:s/></text:span><text:span text:style-name="T61_13">gathering</text:span><text:span text:style-name="T61_14"><text:s/></text:span><text:span text:style-name="T61_15">evidence</text:span><text:span text:style-name="T61_16"><text:s/></text:span><text:span text:style-name="T61_17">on</text:span><text:span text:style-name="T61_18"><text:s/></text:span><text:span text:style-name="T61_19">criminals</text:span></text:p>
        </text:list-item>
      </text:list>
      <text:p text:style-name="P62"/>
      <text:p text:style-name="P63"/>
      <text:p text:style-name="P6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font-weight="normal" style:font-weight-asian="normal" style:font-weight-complex="normal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fo:font-weight="normal" style:font-weight-asian="normal" style:font-weight-complex="normal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fo:font-weight="normal" style:font-weight-asian="normal" style:font-weight-complex="normal"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